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9.49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ext-properties fo:font-weight="bold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ext-properties fo:font-weight="bold"/>
    </style:style>
  </office:automatic-styles>
  <office:body>
    <office:spreadsheet>
      <table:calculation-settings table:automatic-find-labels="false"/>
      <table:table table:name="bench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5"/>
        <table:table-column table:style-name="co3" table:default-cell-style-name="ce5"/>
        <table:table-row table:style-name="ro1">
          <table:table-cell table:style-name="ce1" office:value-type="string" calcext:value-type="string">
            <text:p><text:s text:c="6"/></text:p>
          </table:table-cell>
          <table:table-cell table:style-name="ce3" office:value-type="string" calcext:value-type="string" table:number-columns-spanned="1" table:number-rows-spanned="2">
            <text:p><text:s/>f-C++</text:p>
          </table:table-cell>
          <table:table-cell table:style-name="ce1" office:value-type="string" calcext:value-type="string">
            <text:p><text:s text:c="6"/></text:p>
          </table:table-cell>
          <table:table-cell table:style-name="ce3" office:value-type="string" calcext:value-type="string" table:number-columns-spanned="1" table:number-rows-spanned="2">
            <text:p><text:s/>f-Java </text:p>
          </table:table-cell>
          <table:table-cell table:style-name="ce1" office:value-type="string" calcext:value-type="string">
            <text:p><text:s text:c="6"/></text:p>
          </table:table-cell>
          <table:table-cell table:style-name="ce3" office:value-type="string" calcext:value-type="string" table:number-columns-spanned="1" table:number-rows-spanned="2">
            <text:p><text:s/>f-SML <text:s/></text:p>
          </table:table-cell>
          <table:table-cell table:style-name="ce1" office:value-type="string" calcext:value-type="string">
            <text:p><text:s text:c="6"/></text:p>
          </table:table-cell>
          <table:table-cell table:style-name="ce3" office:value-type="string" calcext:value-type="string" table:number-columns-spanned="1" table:number-rows-spanned="2">
            <text:p><text:s/>p-C <text:s text:c="3"/></text:p>
          </table:table-cell>
          <table:table-cell table:style-name="ce1" office:value-type="string" calcext:value-type="string">
            <text:p><text:s text:c="6"/></text:p>
          </table:table-cell>
          <table:table-cell table:style-name="ce3" office:value-type="string" calcext:value-type="string" table:number-columns-spanned="1" table:number-rows-spanned="2">
            <text:p><text:s/>p-C++ <text:s/></text:p>
          </table:table-cell>
          <table:table-cell table:style-name="ce1" office:value-type="string" calcext:value-type="string">
            <text:p><text:s text:c="6"/></text:p>
          </table:table-cell>
          <table:table-cell table:style-name="ce3" office:value-type="string" calcext:value-type="string" table:number-columns-spanned="1" table:number-rows-spanned="2">
            <text:p><text:s/>p-Java </text:p>
          </table:table-cell>
          <table:table-cell table:style-name="ce1" office:value-type="string" calcext:value-type="string">
            <text:p><text:s text:c="6"/></text:p>
          </table:table-cell>
          <table:table-cell table:style-name="ce3" office:value-type="string" calcext:value-type="string" table:number-columns-spanned="1" table:number-rows-spanned="2">
            <text:p><text:s/>p-Jadj </text:p>
          </table:table-cell>
          <table:table-cell table:style-name="ce1" office:value-type="string" calcext:value-type="string">
            <text:p><text:s text:c="6"/></text:p>
          </table:table-cell>
          <table:table-cell table:style-name="ce3" office:value-type="string" calcext:value-type="string" table:number-columns-spanned="1" table:number-rows-spanned="2">
            <text:p><text:s/>p-SML <text:s/></text:p>
          </table:table-cell>
          <table:table-cell/>
          <table:table-cell table:style-name="ce3" office:value-type="string" calcext:value-type="string" table:number-columns-spanned="1" table:number-rows-spanned="2">
            <text:p>f/p SML</text:p>
          </table:table-cell>
          <table:table-cell table:style-name="ce3" office:value-type="string" calcext:value-type="string" table:number-columns-spanned="1" table:number-rows-spanned="2">
            <text:p>SML/C</text:p>
          </table:table-cell>
          <table:table-cell table:style-name="ce3" office:value-type="string" calcext:value-type="string" table:number-columns-spanned="1" table:number-rows-spanned="2">
            <text:p>SML/C++</text:p>
          </table:table-cell>
        </table:table-row>
        <table:table-row table:style-name="ro1">
          <table:table-cell table:style-name="Default" office:value-type="string" calcext:value-type="string">
            <text:p>Sparse</text:p>
          </table:table-cell>
          <table:covered-table-cell table:style-name="ce1"/>
          <table:table-cell table:style-name="Default" office:value-type="string" calcext:value-type="string">
            <text:p>Sparse</text:p>
          </table:table-cell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/>
          <table:covered-table-cell table:number-columns-repeated="3" table:style-name="Default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023" calcext:value-type="float">
            <text:p>0.023</text:p>
          </table:table-cell>
          <table:table-cell office:value-type="float" office:value="1000" calcext:value-type="float">
            <text:p>1000</text:p>
          </table:table-cell>
          <table:table-cell office:value-type="float" office:value="0.024" calcext:value-type="float">
            <text:p>0.024</text:p>
          </table:table-cell>
          <table:table-cell office:value-type="float" office:value="1000" calcext:value-type="float">
            <text:p>1000</text:p>
          </table:table-cell>
          <table:table-cell office:value-type="float" office:value="0.024" calcext:value-type="float">
            <text:p>0.02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.002" calcext:value-type="float">
            <text:p>0.002</text:p>
          </table:table-cell>
          <table:table-cell office:value-type="float" office:value="1000" calcext:value-type="float">
            <text:p>1000</text:p>
          </table:table-cell>
          <table:table-cell office:value-type="float" office:value="0.012" calcext:value-type="float">
            <text:p>0.012</text:p>
          </table:table-cell>
          <table:table-cell office:value-type="float" office:value="1000" calcext:value-type="float">
            <text:p>1000</text:p>
          </table:table-cell>
          <table:table-cell office:value-type="float" office:value="0.055" calcext:value-type="float">
            <text:p>0.0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/>
          <table:table-cell table:formula="of:=[.F3]/[.P3]" office:value-type="float" office:value="4.8" calcext:value-type="float">
            <text:p>4.80</text:p>
          </table:table-cell>
          <table:table-cell/>
          <table:table-cell table:formula="of:=[.P3]/[.J3]" office:value-type="float" office:value="2.5" calcext:value-type="float">
            <text:p>2.50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0.093" calcext:value-type="float">
            <text:p>0.093</text:p>
          </table:table-cell>
          <table:table-cell office:value-type="float" office:value="1500" calcext:value-type="float">
            <text:p>1500</text:p>
          </table:table-cell>
          <table:table-cell office:value-type="float" office:value="0.05" calcext:value-type="float">
            <text:p>0.05</text:p>
          </table:table-cell>
          <table:table-cell office:value-type="float" office:value="1500" calcext:value-type="float">
            <text:p>1500</text:p>
          </table:table-cell>
          <table:table-cell office:value-type="float" office:value="0.099" calcext:value-type="float">
            <text:p>0.099</text:p>
          </table:table-cell>
          <table:table-cell office:value-type="float" office:value="1500" calcext:value-type="float">
            <text:p>1500</text:p>
          </table:table-cell>
          <table:table-cell office:value-type="float" office:value="0.001" calcext:value-type="float">
            <text:p>0.001</text:p>
          </table:table-cell>
          <table:table-cell office:value-type="float" office:value="1500" calcext:value-type="float">
            <text:p>1500</text:p>
          </table:table-cell>
          <table:table-cell office:value-type="float" office:value="0.003" calcext:value-type="float">
            <text:p>0.003</text:p>
          </table:table-cell>
          <table:table-cell office:value-type="float" office:value="1500" calcext:value-type="float">
            <text:p>1500</text:p>
          </table:table-cell>
          <table:table-cell office:value-type="float" office:value="0.027" calcext:value-type="float">
            <text:p>0.027</text:p>
          </table:table-cell>
          <table:table-cell office:value-type="float" office:value="1500" calcext:value-type="float">
            <text:p>1500</text:p>
          </table:table-cell>
          <table:table-cell office:value-type="float" office:value="0.079" calcext:value-type="float">
            <text:p>0.079</text:p>
          </table:table-cell>
          <table:table-cell office:value-type="float" office:value="1500" calcext:value-type="float">
            <text:p>1500</text:p>
          </table:table-cell>
          <table:table-cell office:value-type="float" office:value="0.018" calcext:value-type="float">
            <text:p>0.018</text:p>
          </table:table-cell>
          <table:table-cell/>
          <table:table-cell table:formula="of:=[.F4]/[.P4]" office:value-type="float" office:value="5.5" calcext:value-type="float">
            <text:p>5.50</text:p>
          </table:table-cell>
          <table:table-cell table:formula="of:=[.P4]/[.H4]" office:value-type="float" office:value="18" calcext:value-type="float">
            <text:p>18.00</text:p>
          </table:table-cell>
          <table:table-cell table:formula="of:=[.P4]/[.J4]" office:value-type="float" office:value="6" calcext:value-type="float">
            <text:p>6.00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211" calcext:value-type="float">
            <text:p>0.211</text:p>
          </table:table-cell>
          <table:table-cell office:value-type="float" office:value="2000" calcext:value-type="float">
            <text:p>2000</text:p>
          </table:table-cell>
          <table:table-cell office:value-type="float" office:value="0.241" calcext:value-type="float">
            <text:p>0.241</text:p>
          </table:table-cell>
          <table:table-cell office:value-type="float" office:value="2000" calcext:value-type="float">
            <text:p>2000</text:p>
          </table:table-cell>
          <table:table-cell office:value-type="float" office:value="0.211" calcext:value-type="float">
            <text:p>0.211</text:p>
          </table:table-cell>
          <table:table-cell office:value-type="float" office:value="2000" calcext:value-type="float">
            <text:p>2000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" calcext:value-type="float">
            <text:p>2000</text:p>
          </table:table-cell>
          <table:table-cell office:value-type="float" office:value="0.002" calcext:value-type="float">
            <text:p>0.002</text:p>
          </table:table-cell>
          <table:table-cell office:value-type="float" office:value="2000" calcext:value-type="float">
            <text:p>2000</text:p>
          </table:table-cell>
          <table:table-cell office:value-type="float" office:value="0.033" calcext:value-type="float">
            <text:p>0.033</text:p>
          </table:table-cell>
          <table:table-cell office:value-type="float" office:value="2000" calcext:value-type="float">
            <text:p>2000</text:p>
          </table:table-cell>
          <table:table-cell office:value-type="float" office:value="0.084" calcext:value-type="float">
            <text:p>0.084</text:p>
          </table:table-cell>
          <table:table-cell office:value-type="float" office:value="2000" calcext:value-type="float">
            <text:p>2000</text:p>
          </table:table-cell>
          <table:table-cell office:value-type="float" office:value="0.038" calcext:value-type="float">
            <text:p>0.038</text:p>
          </table:table-cell>
          <table:table-cell/>
          <table:table-cell table:formula="of:=[.F5]/[.P5]" office:value-type="float" office:value="5.55263157894737" calcext:value-type="float">
            <text:p>5.55</text:p>
          </table:table-cell>
          <table:table-cell table:formula="of:=[.P5]/[.H5]" office:value-type="float" office:value="38" calcext:value-type="float">
            <text:p>38.00</text:p>
          </table:table-cell>
          <table:table-cell table:formula="of:=[.P5]/[.J5]" office:value-type="float" office:value="19" calcext:value-type="float">
            <text:p>19.00</text:p>
          </table:table-cell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float" office:value="0.737" calcext:value-type="float">
            <text:p>0.737</text:p>
          </table:table-cell>
          <table:table-cell office:value-type="float" office:value="2500" calcext:value-type="float">
            <text:p>2500</text:p>
          </table:table-cell>
          <table:table-cell office:value-type="float" office:value="0.795" calcext:value-type="float">
            <text:p>0.795</text:p>
          </table:table-cell>
          <table:table-cell office:value-type="float" office:value="2500" calcext:value-type="float">
            <text:p>2500</text:p>
          </table:table-cell>
          <table:table-cell office:value-type="float" office:value="1.66" calcext:value-type="float">
            <text:p>1.66</text:p>
          </table:table-cell>
          <table:table-cell office:value-type="float" office:value="2500" calcext:value-type="float">
            <text:p>2500</text:p>
          </table:table-cell>
          <table:table-cell office:value-type="float" office:value="0.004" calcext:value-type="float">
            <text:p>0.004</text:p>
          </table:table-cell>
          <table:table-cell office:value-type="float" office:value="2500" calcext:value-type="float">
            <text:p>2500</text:p>
          </table:table-cell>
          <table:table-cell office:value-type="float" office:value="0.008" calcext:value-type="float">
            <text:p>0.008</text:p>
          </table:table-cell>
          <table:table-cell office:value-type="float" office:value="2500" calcext:value-type="float">
            <text:p>2500</text:p>
          </table:table-cell>
          <table:table-cell office:value-type="float" office:value="0.06" calcext:value-type="float">
            <text:p>0.06</text:p>
          </table:table-cell>
          <table:table-cell office:value-type="float" office:value="2500" calcext:value-type="float">
            <text:p>2500</text:p>
          </table:table-cell>
          <table:table-cell office:value-type="float" office:value="0.152" calcext:value-type="float">
            <text:p>0.152</text:p>
          </table:table-cell>
          <table:table-cell office:value-type="float" office:value="2500" calcext:value-type="float">
            <text:p>2500</text:p>
          </table:table-cell>
          <table:table-cell office:value-type="float" office:value="0.07" calcext:value-type="float">
            <text:p>0.07</text:p>
          </table:table-cell>
          <table:table-cell/>
          <table:table-cell table:formula="of:=[.F6]/[.P6]" office:value-type="float" office:value="23.7142857142857" calcext:value-type="float">
            <text:p>23.71</text:p>
          </table:table-cell>
          <table:table-cell table:formula="of:=[.P6]/[.H6]" office:value-type="float" office:value="17.5" calcext:value-type="float">
            <text:p>17.50</text:p>
          </table:table-cell>
          <table:table-cell table:formula="of:=[.P6]/[.J6]" office:value-type="float" office:value="8.75" calcext:value-type="float">
            <text:p>8.75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0.824" calcext:value-type="float">
            <text:p>0.824</text:p>
          </table:table-cell>
          <table:table-cell office:value-type="float" office:value="3000" calcext:value-type="float">
            <text:p>3000</text:p>
          </table:table-cell>
          <table:table-cell office:value-type="float" office:value="0.689" calcext:value-type="float">
            <text:p>0.689</text:p>
          </table:table-cell>
          <table:table-cell office:value-type="float" office:value="3000" calcext:value-type="float">
            <text:p>3000</text:p>
          </table:table-cell>
          <table:table-cell office:value-type="float" office:value="1.616" calcext:value-type="float">
            <text:p>1.616</text:p>
          </table:table-cell>
          <table:table-cell office:value-type="float" office:value="3000" calcext:value-type="float">
            <text:p>3000</text:p>
          </table:table-cell>
          <table:table-cell office:value-type="float" office:value="0.003" calcext:value-type="float">
            <text:p>0.003</text:p>
          </table:table-cell>
          <table:table-cell office:value-type="float" office:value="3000" calcext:value-type="float">
            <text:p>3000</text:p>
          </table:table-cell>
          <table:table-cell office:value-type="float" office:value="0.008" calcext:value-type="float">
            <text:p>0.008</text:p>
          </table:table-cell>
          <table:table-cell office:value-type="float" office:value="3000" calcext:value-type="float">
            <text:p>3000</text:p>
          </table:table-cell>
          <table:table-cell office:value-type="float" office:value="0.039" calcext:value-type="float">
            <text:p>0.039</text:p>
          </table:table-cell>
          <table:table-cell office:value-type="float" office:value="3000" calcext:value-type="float">
            <text:p>3000</text:p>
          </table:table-cell>
          <table:table-cell office:value-type="float" office:value="0.254" calcext:value-type="float">
            <text:p>0.254</text:p>
          </table:table-cell>
          <table:table-cell office:value-type="float" office:value="3000" calcext:value-type="float">
            <text:p>3000</text:p>
          </table:table-cell>
          <table:table-cell office:value-type="float" office:value="0.063" calcext:value-type="float">
            <text:p>0.063</text:p>
          </table:table-cell>
          <table:table-cell/>
          <table:table-cell table:formula="of:=[.F7]/[.P7]" office:value-type="float" office:value="25.6507936507937" calcext:value-type="float">
            <text:p>25.65</text:p>
          </table:table-cell>
          <table:table-cell table:formula="of:=[.P7]/[.H7]" office:value-type="float" office:value="21" calcext:value-type="float">
            <text:p>21.00</text:p>
          </table:table-cell>
          <table:table-cell table:formula="of:=[.P7]/[.J7]" office:value-type="float" office:value="7.875" calcext:value-type="float">
            <text:p>7.88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0.962" calcext:value-type="float">
            <text:p>0.962</text:p>
          </table:table-cell>
          <table:table-cell office:value-type="float" office:value="3500" calcext:value-type="float">
            <text:p>3500</text:p>
          </table:table-cell>
          <table:table-cell office:value-type="float" office:value="1.322" calcext:value-type="float">
            <text:p>1.322</text:p>
          </table:table-cell>
          <table:table-cell office:value-type="float" office:value="3500" calcext:value-type="float">
            <text:p>3500</text:p>
          </table:table-cell>
          <table:table-cell office:value-type="float" office:value="2.966" calcext:value-type="float">
            <text:p>2.966</text:p>
          </table:table-cell>
          <table:table-cell office:value-type="float" office:value="3500" calcext:value-type="float">
            <text:p>3500</text:p>
          </table:table-cell>
          <table:table-cell office:value-type="float" office:value="0.004" calcext:value-type="float">
            <text:p>0.004</text:p>
          </table:table-cell>
          <table:table-cell office:value-type="float" office:value="3500" calcext:value-type="float">
            <text:p>3500</text:p>
          </table:table-cell>
          <table:table-cell office:value-type="float" office:value="0.006" calcext:value-type="float">
            <text:p>0.006</text:p>
          </table:table-cell>
          <table:table-cell office:value-type="float" office:value="3500" calcext:value-type="float">
            <text:p>3500</text:p>
          </table:table-cell>
          <table:table-cell office:value-type="float" office:value="0.046" calcext:value-type="float">
            <text:p>0.046</text:p>
          </table:table-cell>
          <table:table-cell office:value-type="float" office:value="3500" calcext:value-type="float">
            <text:p>3500</text:p>
          </table:table-cell>
          <table:table-cell office:value-type="float" office:value="0.228" calcext:value-type="float">
            <text:p>0.228</text:p>
          </table:table-cell>
          <table:table-cell office:value-type="float" office:value="3500" calcext:value-type="float">
            <text:p>3500</text:p>
          </table:table-cell>
          <table:table-cell office:value-type="float" office:value="0.074" calcext:value-type="float">
            <text:p>0.074</text:p>
          </table:table-cell>
          <table:table-cell/>
          <table:table-cell table:formula="of:=[.F8]/[.P8]" office:value-type="float" office:value="40.0810810810811" calcext:value-type="float">
            <text:p>40.08</text:p>
          </table:table-cell>
          <table:table-cell table:formula="of:=[.P8]/[.H8]" office:value-type="float" office:value="18.5" calcext:value-type="float">
            <text:p>18.50</text:p>
          </table:table-cell>
          <table:table-cell table:formula="of:=[.P8]/[.J8]" office:value-type="float" office:value="12.3333333333333" calcext:value-type="float">
            <text:p>12.33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1.466" calcext:value-type="float">
            <text:p>1.466</text:p>
          </table:table-cell>
          <table:table-cell office:value-type="float" office:value="4000" calcext:value-type="float">
            <text:p>4000</text:p>
          </table:table-cell>
          <table:table-cell office:value-type="float" office:value="2.022" calcext:value-type="float">
            <text:p>2.022</text:p>
          </table:table-cell>
          <table:table-cell office:value-type="float" office:value="4000" calcext:value-type="float">
            <text:p>4000</text:p>
          </table:table-cell>
          <table:table-cell office:value-type="float" office:value="3.758" calcext:value-type="float">
            <text:p>3.758</text:p>
          </table:table-cell>
          <table:table-cell office:value-type="float" office:value="4000" calcext:value-type="float">
            <text:p>4000</text:p>
          </table:table-cell>
          <table:table-cell office:value-type="float" office:value="0.005" calcext:value-type="float">
            <text:p>0.005</text:p>
          </table:table-cell>
          <table:table-cell office:value-type="float" office:value="4000" calcext:value-type="float">
            <text:p>4000</text:p>
          </table:table-cell>
          <table:table-cell office:value-type="float" office:value="0.008" calcext:value-type="float">
            <text:p>0.008</text:p>
          </table:table-cell>
          <table:table-cell office:value-type="float" office:value="4000" calcext:value-type="float">
            <text:p>4000</text:p>
          </table:table-cell>
          <table:table-cell office:value-type="float" office:value="0.062" calcext:value-type="float">
            <text:p>0.062</text:p>
          </table:table-cell>
          <table:table-cell office:value-type="float" office:value="4000" calcext:value-type="float">
            <text:p>4000</text:p>
          </table:table-cell>
          <table:table-cell office:value-type="float" office:value="0.276" calcext:value-type="float">
            <text:p>0.276</text:p>
          </table:table-cell>
          <table:table-cell office:value-type="float" office:value="4000" calcext:value-type="float">
            <text:p>4000</text:p>
          </table:table-cell>
          <table:table-cell office:value-type="float" office:value="0.098" calcext:value-type="float">
            <text:p>0.098</text:p>
          </table:table-cell>
          <table:table-cell/>
          <table:table-cell table:formula="of:=[.F9]/[.P9]" office:value-type="float" office:value="38.3469387755102" calcext:value-type="float">
            <text:p>38.35</text:p>
          </table:table-cell>
          <table:table-cell table:formula="of:=[.P9]/[.H9]" office:value-type="float" office:value="19.6" calcext:value-type="float">
            <text:p>19.60</text:p>
          </table:table-cell>
          <table:table-cell table:formula="of:=[.P9]/[.J9]" office:value-type="float" office:value="12.25" calcext:value-type="float">
            <text:p>12.25</text:p>
          </table:table-cell>
        </table:table-row>
        <table:table-row table:style-name="ro2">
          <table:table-cell office:value-type="float" office:value="4500" calcext:value-type="float">
            <text:p>4500</text:p>
          </table:table-cell>
          <table:table-cell office:value-type="float" office:value="3.138" calcext:value-type="float">
            <text:p>3.138</text:p>
          </table:table-cell>
          <table:table-cell office:value-type="float" office:value="4500" calcext:value-type="float">
            <text:p>4500</text:p>
          </table:table-cell>
          <table:table-cell office:value-type="float" office:value="3.345" calcext:value-type="float">
            <text:p>3.345</text:p>
          </table:table-cell>
          <table:table-cell office:value-type="float" office:value="4500" calcext:value-type="float">
            <text:p>4500</text:p>
          </table:table-cell>
          <table:table-cell office:value-type="float" office:value="8.167" calcext:value-type="float">
            <text:p>8.167</text:p>
          </table:table-cell>
          <table:table-cell office:value-type="float" office:value="4500" calcext:value-type="float">
            <text:p>4500</text:p>
          </table:table-cell>
          <table:table-cell office:value-type="float" office:value="0.007" calcext:value-type="float">
            <text:p>0.007</text:p>
          </table:table-cell>
          <table:table-cell office:value-type="float" office:value="4500" calcext:value-type="float">
            <text:p>4500</text:p>
          </table:table-cell>
          <table:table-cell office:value-type="float" office:value="0.014" calcext:value-type="float">
            <text:p>0.014</text:p>
          </table:table-cell>
          <table:table-cell office:value-type="float" office:value="4500" calcext:value-type="float">
            <text:p>4500</text:p>
          </table:table-cell>
          <table:table-cell office:value-type="float" office:value="0.07" calcext:value-type="float">
            <text:p>0.07</text:p>
          </table:table-cell>
          <table:table-cell office:value-type="float" office:value="4500" calcext:value-type="float">
            <text:p>4500</text:p>
          </table:table-cell>
          <table:table-cell office:value-type="float" office:value="0.471" calcext:value-type="float">
            <text:p>0.471</text:p>
          </table:table-cell>
          <table:table-cell office:value-type="float" office:value="4500" calcext:value-type="float">
            <text:p>4500</text:p>
          </table:table-cell>
          <table:table-cell office:value-type="float" office:value="0.148" calcext:value-type="float">
            <text:p>0.148</text:p>
          </table:table-cell>
          <table:table-cell/>
          <table:table-cell table:formula="of:=[.F10]/[.P10]" office:value-type="float" office:value="55.1824324324324" calcext:value-type="float">
            <text:p>55.18</text:p>
          </table:table-cell>
          <table:table-cell table:formula="of:=[.P10]/[.H10]" office:value-type="float" office:value="21.1428571428571" calcext:value-type="float">
            <text:p>21.14</text:p>
          </table:table-cell>
          <table:table-cell table:formula="of:=[.P10]/[.J10]" office:value-type="float" office:value="10.5714285714286" calcext:value-type="float">
            <text:p>10.57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5.029" calcext:value-type="float">
            <text:p>5.029</text:p>
          </table:table-cell>
          <table:table-cell office:value-type="float" office:value="5000" calcext:value-type="float">
            <text:p>5000</text:p>
          </table:table-cell>
          <table:table-cell office:value-type="float" office:value="4.675" calcext:value-type="float">
            <text:p>4.675</text:p>
          </table:table-cell>
          <table:table-cell office:value-type="float" office:value="5000" calcext:value-type="float">
            <text:p>5000</text:p>
          </table:table-cell>
          <table:table-cell office:value-type="float" office:value="10.222" calcext:value-type="float">
            <text:p>10.222</text:p>
          </table:table-cell>
          <table:table-cell office:value-type="float" office:value="5000" calcext:value-type="float">
            <text:p>5000</text:p>
          </table:table-cell>
          <table:table-cell office:value-type="float" office:value="0.01" calcext:value-type="float">
            <text:p>0.01</text:p>
          </table:table-cell>
          <table:table-cell office:value-type="float" office:value="5000" calcext:value-type="float">
            <text:p>5000</text:p>
          </table:table-cell>
          <table:table-cell office:value-type="float" office:value="0.016" calcext:value-type="float">
            <text:p>0.016</text:p>
          </table:table-cell>
          <table:table-cell office:value-type="float" office:value="5000" calcext:value-type="float">
            <text:p>5000</text:p>
          </table:table-cell>
          <table:table-cell office:value-type="float" office:value="0.083" calcext:value-type="float">
            <text:p>0.083</text:p>
          </table:table-cell>
          <table:table-cell office:value-type="float" office:value="5000" calcext:value-type="float">
            <text:p>5000</text:p>
          </table:table-cell>
          <table:table-cell office:value-type="float" office:value="0.479" calcext:value-type="float">
            <text:p>0.479</text:p>
          </table:table-cell>
          <table:table-cell office:value-type="float" office:value="5000" calcext:value-type="float">
            <text:p>5000</text:p>
          </table:table-cell>
          <table:table-cell office:value-type="float" office:value="0.196" calcext:value-type="float">
            <text:p>0.196</text:p>
          </table:table-cell>
          <table:table-cell/>
          <table:table-cell table:formula="of:=[.F11]/[.P11]" office:value-type="float" office:value="52.1530612244898" calcext:value-type="float">
            <text:p>52.15</text:p>
          </table:table-cell>
          <table:table-cell table:formula="of:=[.P11]/[.H11]" office:value-type="float" office:value="19.6" calcext:value-type="float">
            <text:p>19.60</text:p>
          </table:table-cell>
          <table:table-cell table:formula="of:=[.P11]/[.J11]" office:value-type="float" office:value="12.25" calcext:value-type="float">
            <text:p>12.25</text:p>
          </table:table-cell>
        </table:table-row>
        <table:table-row table:style-name="ro2">
          <table:table-cell office:value-type="float" office:value="5500" calcext:value-type="float">
            <text:p>5500</text:p>
          </table:table-cell>
          <table:table-cell office:value-type="float" office:value="5.308" calcext:value-type="float">
            <text:p>5.308</text:p>
          </table:table-cell>
          <table:table-cell office:value-type="float" office:value="5500" calcext:value-type="float">
            <text:p>5500</text:p>
          </table:table-cell>
          <table:table-cell office:value-type="float" office:value="6.411" calcext:value-type="float">
            <text:p>6.411</text:p>
          </table:table-cell>
          <table:table-cell office:value-type="float" office:value="5500" calcext:value-type="float">
            <text:p>5500</text:p>
          </table:table-cell>
          <table:table-cell office:value-type="float" office:value="12.024" calcext:value-type="float">
            <text:p>12.024</text:p>
          </table:table-cell>
          <table:table-cell office:value-type="float" office:value="5500" calcext:value-type="float">
            <text:p>5500</text:p>
          </table:table-cell>
          <table:table-cell office:value-type="float" office:value="0.009" calcext:value-type="float">
            <text:p>0.009</text:p>
          </table:table-cell>
          <table:table-cell office:value-type="float" office:value="5500" calcext:value-type="float">
            <text:p>5500</text:p>
          </table:table-cell>
          <table:table-cell office:value-type="float" office:value="0.015" calcext:value-type="float">
            <text:p>0.015</text:p>
          </table:table-cell>
          <table:table-cell office:value-type="float" office:value="5500" calcext:value-type="float">
            <text:p>5500</text:p>
          </table:table-cell>
          <table:table-cell office:value-type="float" office:value="0.074" calcext:value-type="float">
            <text:p>0.074</text:p>
          </table:table-cell>
          <table:table-cell office:value-type="float" office:value="5500" calcext:value-type="float">
            <text:p>5500</text:p>
          </table:table-cell>
          <table:table-cell office:value-type="float" office:value="0.517" calcext:value-type="float">
            <text:p>0.517</text:p>
          </table:table-cell>
          <table:table-cell office:value-type="float" office:value="5500" calcext:value-type="float">
            <text:p>5500</text:p>
          </table:table-cell>
          <table:table-cell office:value-type="float" office:value="0.191" calcext:value-type="float">
            <text:p>0.191</text:p>
          </table:table-cell>
          <table:table-cell/>
          <table:table-cell table:formula="of:=[.F12]/[.P12]" office:value-type="float" office:value="62.9528795811518" calcext:value-type="float">
            <text:p>62.95</text:p>
          </table:table-cell>
          <table:table-cell table:formula="of:=[.P12]/[.H12]" office:value-type="float" office:value="21.2222222222222" calcext:value-type="float">
            <text:p>21.22</text:p>
          </table:table-cell>
          <table:table-cell table:formula="of:=[.P12]/[.J12]" office:value-type="float" office:value="12.7333333333333" calcext:value-type="float">
            <text:p>12.73</text:p>
          </table:table-cell>
        </table:table-row>
        <table:table-row table:style-name="ro2">
          <table:table-cell table:style-name="Default" office:value-type="string" calcext:value-type="string">
            <text:p>Dense</text:p>
          </table:table-cell>
          <table:table-cell/>
          <table:table-cell table:style-name="Default" office:value-type="string" calcext:value-type="string">
            <text:p>Dense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4" office:value-type="string" calcext:value-type="string">
            <text:p>Average</text:p>
          </table:table-cell>
          <table:table-cell table:style-name="ce6" table:formula="of:=AVERAGE([.R3:.R12])" office:value-type="float" office:value="31.3934104038692" calcext:value-type="float">
            <text:p>31.39</text:p>
          </table:table-cell>
          <table:table-cell table:style-name="ce6" table:formula="of:=AVERAGE([.S3:.S12])" office:value-type="float" office:value="21.6183421516755" calcext:value-type="float">
            <text:p>21.62</text:p>
          </table:table-cell>
          <table:table-cell table:style-name="ce6" table:formula="of:=AVERAGE([.T3:.T12])" office:value-type="float" office:value="10.4263095238095" calcext:value-type="float">
            <text:p>10.43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461" calcext:value-type="float">
            <text:p>0.461</text:p>
          </table:table-cell>
          <table:table-cell office:value-type="float" office:value="1000" calcext:value-type="float">
            <text:p>1000</text:p>
          </table:table-cell>
          <table:table-cell office:value-type="float" office:value="3.892" calcext:value-type="float">
            <text:p>3.892</text:p>
          </table:table-cell>
          <table:table-cell office:value-type="float" office:value="1000" calcext:value-type="float">
            <text:p>1000</text:p>
          </table:table-cell>
          <table:table-cell office:value-type="float" office:value="2.777" calcext:value-type="float">
            <text:p>2.7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1000" calcext:value-type="float">
            <text:p>1000</text:p>
          </table:table-cell>
          <table:table-cell office:value-type="float" office:value="0.006" calcext:value-type="float">
            <text:p>0.006</text:p>
          </table:table-cell>
          <table:table-cell office:value-type="float" office:value="1000" calcext:value-type="float">
            <text:p>1000</text:p>
          </table:table-cell>
          <table:table-cell office:value-type="float" office:value="0.043" calcext:value-type="float">
            <text:p>0.043</text:p>
          </table:table-cell>
          <table:table-cell office:value-type="float" office:value="1000" calcext:value-type="float">
            <text:p>1000</text:p>
          </table:table-cell>
          <table:table-cell office:value-type="float" office:value="0.037" calcext:value-type="float">
            <text:p>0.037</text:p>
          </table:table-cell>
          <table:table-cell office:value-type="float" office:value="1000" calcext:value-type="float">
            <text:p>1000</text:p>
          </table:table-cell>
          <table:table-cell office:value-type="float" office:value="0.058" calcext:value-type="float">
            <text:p>0.058</text:p>
          </table:table-cell>
          <table:table-cell/>
          <table:table-cell table:formula="of:=[.F14]/[.P14]" office:value-type="float" office:value="47.8793103448276" calcext:value-type="float">
            <text:p>47.88</text:p>
          </table:table-cell>
          <table:table-cell table:formula="of:=[.P14]/[.H14]" office:value-type="float" office:value="11.6" calcext:value-type="float">
            <text:p>11.60</text:p>
          </table:table-cell>
          <table:table-cell table:formula="of:=[.P14]/[.J14]" office:value-type="float" office:value="9.66666666666667" calcext:value-type="float">
            <text:p>9.67</text:p>
          </table:table-cell>
        </table:table-row>
        <table:table-row table:style-name="ro2">
          <table:table-cell office:value-type="float" office:value="1050" calcext:value-type="float">
            <text:p>1050</text:p>
          </table:table-cell>
          <table:table-cell office:value-type="float" office:value="0.485" calcext:value-type="float">
            <text:p>0.485</text:p>
          </table:table-cell>
          <table:table-cell office:value-type="float" office:value="1050" calcext:value-type="float">
            <text:p>1050</text:p>
          </table:table-cell>
          <table:table-cell office:value-type="float" office:value="4.773" calcext:value-type="float">
            <text:p>4.773</text:p>
          </table:table-cell>
          <table:table-cell office:value-type="float" office:value="1050" calcext:value-type="float">
            <text:p>1050</text:p>
          </table:table-cell>
          <table:table-cell office:value-type="float" office:value="2.875" calcext:value-type="float">
            <text:p>2.875</text:p>
          </table:table-cell>
          <table:table-cell office:value-type="float" office:value="1050" calcext:value-type="float">
            <text:p>1050</text:p>
          </table:table-cell>
          <table:table-cell office:value-type="float" office:value="0.004" calcext:value-type="float">
            <text:p>0.004</text:p>
          </table:table-cell>
          <table:table-cell office:value-type="float" office:value="1050" calcext:value-type="float">
            <text:p>1050</text:p>
          </table:table-cell>
          <table:table-cell office:value-type="float" office:value="0.006" calcext:value-type="float">
            <text:p>0.006</text:p>
          </table:table-cell>
          <table:table-cell office:value-type="float" office:value="1050" calcext:value-type="float">
            <text:p>1050</text:p>
          </table:table-cell>
          <table:table-cell office:value-type="float" office:value="0.054" calcext:value-type="float">
            <text:p>0.054</text:p>
          </table:table-cell>
          <table:table-cell office:value-type="float" office:value="1050" calcext:value-type="float">
            <text:p>1050</text:p>
          </table:table-cell>
          <table:table-cell office:value-type="float" office:value="0.037" calcext:value-type="float">
            <text:p>0.037</text:p>
          </table:table-cell>
          <table:table-cell office:value-type="float" office:value="1050" calcext:value-type="float">
            <text:p>1050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F15]/[.P15]" office:value-type="float" office:value="47.9166666666667" calcext:value-type="float">
            <text:p>47.92</text:p>
          </table:table-cell>
          <table:table-cell table:formula="of:=[.P15]/[.H15]" office:value-type="float" office:value="15" calcext:value-type="float">
            <text:p>15.00</text:p>
          </table:table-cell>
          <table:table-cell table:formula="of:=[.P15]/[.J15]" office:value-type="float" office:value="10" calcext:value-type="float">
            <text:p>10.00</text:p>
          </table:table-cell>
        </table:table-row>
        <table:table-row table:style-name="ro2">
          <table:table-cell office:value-type="float" office:value="1100" calcext:value-type="float">
            <text:p>1100</text:p>
          </table:table-cell>
          <table:table-cell office:value-type="float" office:value="0.641" calcext:value-type="float">
            <text:p>0.641</text:p>
          </table:table-cell>
          <table:table-cell office:value-type="float" office:value="1100" calcext:value-type="float">
            <text:p>1100</text:p>
          </table:table-cell>
          <table:table-cell office:value-type="float" office:value="5.262" calcext:value-type="float">
            <text:p>5.262</text:p>
          </table:table-cell>
          <table:table-cell office:value-type="float" office:value="1100" calcext:value-type="float">
            <text:p>1100</text:p>
          </table:table-cell>
          <table:table-cell office:value-type="float" office:value="4.43" calcext:value-type="float">
            <text:p>4.43</text:p>
          </table:table-cell>
          <table:table-cell office:value-type="float" office:value="1100" calcext:value-type="float">
            <text:p>1100</text:p>
          </table:table-cell>
          <table:table-cell office:value-type="float" office:value="0.006" calcext:value-type="float">
            <text:p>0.006</text:p>
          </table:table-cell>
          <table:table-cell office:value-type="float" office:value="1100" calcext:value-type="float">
            <text:p>1100</text:p>
          </table:table-cell>
          <table:table-cell office:value-type="float" office:value="0.007" calcext:value-type="float">
            <text:p>0.007</text:p>
          </table:table-cell>
          <table:table-cell office:value-type="float" office:value="1100" calcext:value-type="float">
            <text:p>1100</text:p>
          </table:table-cell>
          <table:table-cell office:value-type="float" office:value="0.059" calcext:value-type="float">
            <text:p>0.059</text:p>
          </table:table-cell>
          <table:table-cell office:value-type="float" office:value="1100" calcext:value-type="float">
            <text:p>1100</text:p>
          </table:table-cell>
          <table:table-cell office:value-type="float" office:value="0.047" calcext:value-type="float">
            <text:p>0.047</text:p>
          </table:table-cell>
          <table:table-cell office:value-type="float" office:value="1100" calcext:value-type="float">
            <text:p>1100</text:p>
          </table:table-cell>
          <table:table-cell office:value-type="float" office:value="0.068" calcext:value-type="float">
            <text:p>0.068</text:p>
          </table:table-cell>
          <table:table-cell/>
          <table:table-cell table:formula="of:=[.F16]/[.P16]" office:value-type="float" office:value="65.1470588235294" calcext:value-type="float">
            <text:p>65.15</text:p>
          </table:table-cell>
          <table:table-cell table:formula="of:=[.P16]/[.H16]" office:value-type="float" office:value="11.3333333333333" calcext:value-type="float">
            <text:p>11.33</text:p>
          </table:table-cell>
          <table:table-cell table:formula="of:=[.P16]/[.J16]" office:value-type="float" office:value="9.71428571428572" calcext:value-type="float">
            <text:p>9.71</text:p>
          </table:table-cell>
        </table:table-row>
        <table:table-row table:style-name="ro2">
          <table:table-cell office:value-type="float" office:value="1150" calcext:value-type="float">
            <text:p>1150</text:p>
          </table:table-cell>
          <table:table-cell office:value-type="float" office:value="0.646" calcext:value-type="float">
            <text:p>0.646</text:p>
          </table:table-cell>
          <table:table-cell office:value-type="float" office:value="1150" calcext:value-type="float">
            <text:p>1150</text:p>
          </table:table-cell>
          <table:table-cell office:value-type="float" office:value="6.02" calcext:value-type="float">
            <text:p>6.02</text:p>
          </table:table-cell>
          <table:table-cell office:value-type="float" office:value="1150" calcext:value-type="float">
            <text:p>1150</text:p>
          </table:table-cell>
          <table:table-cell office:value-type="float" office:value="4.466" calcext:value-type="float">
            <text:p>4.466</text:p>
          </table:table-cell>
          <table:table-cell office:value-type="float" office:value="1150" calcext:value-type="float">
            <text:p>1150</text:p>
          </table:table-cell>
          <table:table-cell office:value-type="float" office:value="0.005" calcext:value-type="float">
            <text:p>0.005</text:p>
          </table:table-cell>
          <table:table-cell office:value-type="float" office:value="1150" calcext:value-type="float">
            <text:p>1150</text:p>
          </table:table-cell>
          <table:table-cell office:value-type="float" office:value="0.007" calcext:value-type="float">
            <text:p>0.007</text:p>
          </table:table-cell>
          <table:table-cell office:value-type="float" office:value="1150" calcext:value-type="float">
            <text:p>1150</text:p>
          </table:table-cell>
          <table:table-cell office:value-type="float" office:value="0.047" calcext:value-type="float">
            <text:p>0.047</text:p>
          </table:table-cell>
          <table:table-cell office:value-type="float" office:value="1150" calcext:value-type="float">
            <text:p>1150</text:p>
          </table:table-cell>
          <table:table-cell office:value-type="float" office:value="0.041" calcext:value-type="float">
            <text:p>0.041</text:p>
          </table:table-cell>
          <table:table-cell office:value-type="float" office:value="1150" calcext:value-type="float">
            <text:p>1150</text:p>
          </table:table-cell>
          <table:table-cell office:value-type="float" office:value="0.075" calcext:value-type="float">
            <text:p>0.075</text:p>
          </table:table-cell>
          <table:table-cell/>
          <table:table-cell table:formula="of:=[.F17]/[.P17]" office:value-type="float" office:value="59.5466666666667" calcext:value-type="float">
            <text:p>59.55</text:p>
          </table:table-cell>
          <table:table-cell table:formula="of:=[.P17]/[.H17]" office:value-type="float" office:value="15" calcext:value-type="float">
            <text:p>15.00</text:p>
          </table:table-cell>
          <table:table-cell table:formula="of:=[.P17]/[.J17]" office:value-type="float" office:value="10.7142857142857" calcext:value-type="float">
            <text:p>10.71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0.799" calcext:value-type="float">
            <text:p>0.799</text:p>
          </table:table-cell>
          <table:table-cell office:value-type="float" office:value="1200" calcext:value-type="float">
            <text:p>1200</text:p>
          </table:table-cell>
          <table:table-cell office:value-type="float" office:value="6.974" calcext:value-type="float">
            <text:p>6.974</text:p>
          </table:table-cell>
          <table:table-cell office:value-type="float" office:value="1200" calcext:value-type="float">
            <text:p>1200</text:p>
          </table:table-cell>
          <table:table-cell office:value-type="float" office:value="5.2" calcext:value-type="float">
            <text:p>5.2</text:p>
          </table:table-cell>
          <table:table-cell office:value-type="float" office:value="1200" calcext:value-type="float">
            <text:p>1200</text:p>
          </table:table-cell>
          <table:table-cell office:value-type="float" office:value="0.007" calcext:value-type="float">
            <text:p>0.007</text:p>
          </table:table-cell>
          <table:table-cell office:value-type="float" office:value="1200" calcext:value-type="float">
            <text:p>1200</text:p>
          </table:table-cell>
          <table:table-cell office:value-type="float" office:value="0.009" calcext:value-type="float">
            <text:p>0.009</text:p>
          </table:table-cell>
          <table:table-cell office:value-type="float" office:value="1200" calcext:value-type="float">
            <text:p>1200</text:p>
          </table:table-cell>
          <table:table-cell office:value-type="float" office:value="0.055" calcext:value-type="float">
            <text:p>0.055</text:p>
          </table:table-cell>
          <table:table-cell office:value-type="float" office:value="1200" calcext:value-type="float">
            <text:p>1200</text:p>
          </table:table-cell>
          <table:table-cell office:value-type="float" office:value="0.048" calcext:value-type="float">
            <text:p>0.048</text:p>
          </table:table-cell>
          <table:table-cell office:value-type="float" office:value="1200" calcext:value-type="float">
            <text:p>1200</text:p>
          </table:table-cell>
          <table:table-cell office:value-type="float" office:value="0.103" calcext:value-type="float">
            <text:p>0.103</text:p>
          </table:table-cell>
          <table:table-cell/>
          <table:table-cell table:formula="of:=[.F18]/[.P18]" office:value-type="float" office:value="50.4854368932039" calcext:value-type="float">
            <text:p>50.49</text:p>
          </table:table-cell>
          <table:table-cell table:formula="of:=[.P18]/[.H18]" office:value-type="float" office:value="14.7142857142857" calcext:value-type="float">
            <text:p>14.71</text:p>
          </table:table-cell>
          <table:table-cell table:formula="of:=[.P18]/[.J18]" office:value-type="float" office:value="11.4444444444444" calcext:value-type="float">
            <text:p>11.44</text:p>
          </table:table-cell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0.971" calcext:value-type="float">
            <text:p>0.971</text:p>
          </table:table-cell>
          <table:table-cell office:value-type="float" office:value="1250" calcext:value-type="float">
            <text:p>1250</text:p>
          </table:table-cell>
          <table:table-cell office:value-type="float" office:value="7.947" calcext:value-type="float">
            <text:p>7.947</text:p>
          </table:table-cell>
          <table:table-cell office:value-type="float" office:value="1250" calcext:value-type="float">
            <text:p>1250</text:p>
          </table:table-cell>
          <table:table-cell office:value-type="float" office:value="6.025" calcext:value-type="float">
            <text:p>6.025</text:p>
          </table:table-cell>
          <table:table-cell office:value-type="float" office:value="1250" calcext:value-type="float">
            <text:p>1250</text:p>
          </table:table-cell>
          <table:table-cell office:value-type="float" office:value="0.007" calcext:value-type="float">
            <text:p>0.007</text:p>
          </table:table-cell>
          <table:table-cell office:value-type="float" office:value="1250" calcext:value-type="float">
            <text:p>1250</text:p>
          </table:table-cell>
          <table:table-cell office:value-type="float" office:value="0.009" calcext:value-type="float">
            <text:p>0.009</text:p>
          </table:table-cell>
          <table:table-cell office:value-type="float" office:value="1250" calcext:value-type="float">
            <text:p>1250</text:p>
          </table:table-cell>
          <table:table-cell office:value-type="float" office:value="0.06" calcext:value-type="float">
            <text:p>0.06</text:p>
          </table:table-cell>
          <table:table-cell office:value-type="float" office:value="1250" calcext:value-type="float">
            <text:p>1250</text:p>
          </table:table-cell>
          <table:table-cell office:value-type="float" office:value="0.051" calcext:value-type="float">
            <text:p>0.051</text:p>
          </table:table-cell>
          <table:table-cell office:value-type="float" office:value="1250" calcext:value-type="float">
            <text:p>1250</text:p>
          </table:table-cell>
          <table:table-cell office:value-type="float" office:value="0.085" calcext:value-type="float">
            <text:p>0.085</text:p>
          </table:table-cell>
          <table:table-cell/>
          <table:table-cell table:formula="of:=[.F19]/[.P19]" office:value-type="float" office:value="70.8823529411765" calcext:value-type="float">
            <text:p>70.88</text:p>
          </table:table-cell>
          <table:table-cell table:formula="of:=[.P19]/[.H19]" office:value-type="float" office:value="12.1428571428571" calcext:value-type="float">
            <text:p>12.14</text:p>
          </table:table-cell>
          <table:table-cell table:formula="of:=[.P19]/[.J19]" office:value-type="float" office:value="9.44444444444445" calcext:value-type="float">
            <text:p>9.44</text:p>
          </table:table-cell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float" office:value="0.977" calcext:value-type="float">
            <text:p>0.977</text:p>
          </table:table-cell>
          <table:table-cell office:value-type="float" office:value="1300" calcext:value-type="float">
            <text:p>1300</text:p>
          </table:table-cell>
          <table:table-cell office:value-type="float" office:value="9.511" calcext:value-type="float">
            <text:p>9.511</text:p>
          </table:table-cell>
          <table:table-cell office:value-type="float" office:value="1300" calcext:value-type="float">
            <text:p>1300</text:p>
          </table:table-cell>
          <table:table-cell office:value-type="float" office:value="7.654" calcext:value-type="float">
            <text:p>7.654</text:p>
          </table:table-cell>
          <table:table-cell office:value-type="float" office:value="1300" calcext:value-type="float">
            <text:p>1300</text:p>
          </table:table-cell>
          <table:table-cell office:value-type="float" office:value="0.007" calcext:value-type="float">
            <text:p>0.007</text:p>
          </table:table-cell>
          <table:table-cell office:value-type="float" office:value="1300" calcext:value-type="float">
            <text:p>1300</text:p>
          </table:table-cell>
          <table:table-cell office:value-type="float" office:value="0.009" calcext:value-type="float">
            <text:p>0.009</text:p>
          </table:table-cell>
          <table:table-cell office:value-type="float" office:value="1300" calcext:value-type="float">
            <text:p>1300</text:p>
          </table:table-cell>
          <table:table-cell office:value-type="float" office:value="0.058" calcext:value-type="float">
            <text:p>0.058</text:p>
          </table:table-cell>
          <table:table-cell office:value-type="float" office:value="1300" calcext:value-type="float">
            <text:p>1300</text:p>
          </table:table-cell>
          <table:table-cell office:value-type="float" office:value="0.056" calcext:value-type="float">
            <text:p>0.056</text:p>
          </table:table-cell>
          <table:table-cell office:value-type="float" office:value="1300" calcext:value-type="float">
            <text:p>1300</text:p>
          </table:table-cell>
          <table:table-cell office:value-type="float" office:value="0.097" calcext:value-type="float">
            <text:p>0.097</text:p>
          </table:table-cell>
          <table:table-cell/>
          <table:table-cell table:formula="of:=[.F20]/[.P20]" office:value-type="float" office:value="78.9072164948454" calcext:value-type="float">
            <text:p>78.91</text:p>
          </table:table-cell>
          <table:table-cell table:formula="of:=[.P20]/[.H20]" office:value-type="float" office:value="13.8571428571429" calcext:value-type="float">
            <text:p>13.86</text:p>
          </table:table-cell>
          <table:table-cell table:formula="of:=[.P20]/[.J20]" office:value-type="float" office:value="10.7777777777778" calcext:value-type="float">
            <text:p>10.78</text:p>
          </table:table-cell>
        </table:table-row>
        <table:table-row table:style-name="ro2">
          <table:table-cell office:value-type="float" office:value="1350" calcext:value-type="float">
            <text:p>1350</text:p>
          </table:table-cell>
          <table:table-cell office:value-type="float" office:value="1.022" calcext:value-type="float">
            <text:p>1.022</text:p>
          </table:table-cell>
          <table:table-cell office:value-type="float" office:value="1350" calcext:value-type="float">
            <text:p>1350</text:p>
          </table:table-cell>
          <table:table-cell office:value-type="float" office:value="10.754" calcext:value-type="float">
            <text:p>10.754</text:p>
          </table:table-cell>
          <table:table-cell office:value-type="float" office:value="1350" calcext:value-type="float">
            <text:p>1350</text:p>
          </table:table-cell>
          <table:table-cell office:value-type="float" office:value="9.312" calcext:value-type="float">
            <text:p>9.312</text:p>
          </table:table-cell>
          <table:table-cell office:value-type="float" office:value="1350" calcext:value-type="float">
            <text:p>1350</text:p>
          </table:table-cell>
          <table:table-cell office:value-type="float" office:value="0.007" calcext:value-type="float">
            <text:p>0.007</text:p>
          </table:table-cell>
          <table:table-cell office:value-type="float" office:value="1350" calcext:value-type="float">
            <text:p>1350</text:p>
          </table:table-cell>
          <table:table-cell office:value-type="float" office:value="0.009" calcext:value-type="float">
            <text:p>0.009</text:p>
          </table:table-cell>
          <table:table-cell office:value-type="float" office:value="1350" calcext:value-type="float">
            <text:p>1350</text:p>
          </table:table-cell>
          <table:table-cell office:value-type="float" office:value="0.064" calcext:value-type="float">
            <text:p>0.064</text:p>
          </table:table-cell>
          <table:table-cell office:value-type="float" office:value="1350" calcext:value-type="float">
            <text:p>1350</text:p>
          </table:table-cell>
          <table:table-cell office:value-type="float" office:value="0.055" calcext:value-type="float">
            <text:p>0.055</text:p>
          </table:table-cell>
          <table:table-cell office:value-type="float" office:value="1350" calcext:value-type="float">
            <text:p>1350</text:p>
          </table:table-cell>
          <table:table-cell office:value-type="float" office:value="0.104" calcext:value-type="float">
            <text:p>0.104</text:p>
          </table:table-cell>
          <table:table-cell/>
          <table:table-cell table:formula="of:=[.F21]/[.P21]" office:value-type="float" office:value="89.5384615384615" calcext:value-type="float">
            <text:p>89.54</text:p>
          </table:table-cell>
          <table:table-cell table:formula="of:=[.P21]/[.H21]" office:value-type="float" office:value="14.8571428571429" calcext:value-type="float">
            <text:p>14.86</text:p>
          </table:table-cell>
          <table:table-cell table:formula="of:=[.P21]/[.J21]" office:value-type="float" office:value="11.5555555555556" calcext:value-type="float">
            <text:p>11.56</text:p>
          </table:table-cell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float" office:value="1.101" calcext:value-type="float">
            <text:p>1.101</text:p>
          </table:table-cell>
          <table:table-cell office:value-type="float" office:value="1400" calcext:value-type="float">
            <text:p>1400</text:p>
          </table:table-cell>
          <table:table-cell office:value-type="float" office:value="11.815" calcext:value-type="float">
            <text:p>11.815</text:p>
          </table:table-cell>
          <table:table-cell office:value-type="float" office:value="1400" calcext:value-type="float">
            <text:p>1400</text:p>
          </table:table-cell>
          <table:table-cell office:value-type="float" office:value="7.462" calcext:value-type="float">
            <text:p>7.462</text:p>
          </table:table-cell>
          <table:table-cell office:value-type="float" office:value="1400" calcext:value-type="float">
            <text:p>1400</text:p>
          </table:table-cell>
          <table:table-cell office:value-type="float" office:value="0.007" calcext:value-type="float">
            <text:p>0.007</text:p>
          </table:table-cell>
          <table:table-cell office:value-type="float" office:value="1400" calcext:value-type="float">
            <text:p>1400</text:p>
          </table:table-cell>
          <table:table-cell office:value-type="float" office:value="0.01" calcext:value-type="float">
            <text:p>0.01</text:p>
          </table:table-cell>
          <table:table-cell office:value-type="float" office:value="1400" calcext:value-type="float">
            <text:p>1400</text:p>
          </table:table-cell>
          <table:table-cell office:value-type="float" office:value="0.055" calcext:value-type="float">
            <text:p>0.055</text:p>
          </table:table-cell>
          <table:table-cell office:value-type="float" office:value="1400" calcext:value-type="float">
            <text:p>1400</text:p>
          </table:table-cell>
          <table:table-cell office:value-type="float" office:value="0.059" calcext:value-type="float">
            <text:p>0.059</text:p>
          </table:table-cell>
          <table:table-cell office:value-type="float" office:value="1400" calcext:value-type="float">
            <text:p>1400</text:p>
          </table:table-cell>
          <table:table-cell office:value-type="float" office:value="0.089" calcext:value-type="float">
            <text:p>0.089</text:p>
          </table:table-cell>
          <table:table-cell/>
          <table:table-cell table:formula="of:=[.F22]/[.P22]" office:value-type="float" office:value="83.8426966292135" calcext:value-type="float">
            <text:p>83.84</text:p>
          </table:table-cell>
          <table:table-cell table:formula="of:=[.P22]/[.H22]" office:value-type="float" office:value="12.7142857142857" calcext:value-type="float">
            <text:p>12.71</text:p>
          </table:table-cell>
          <table:table-cell table:formula="of:=[.P22]/[.J22]" office:value-type="float" office:value="8.9" calcext:value-type="float">
            <text:p>8.90</text:p>
          </table:table-cell>
        </table:table-row>
        <table:table-row table:style-name="ro2">
          <table:table-cell office:value-type="float" office:value="1450" calcext:value-type="float">
            <text:p>1450</text:p>
          </table:table-cell>
          <table:table-cell office:value-type="float" office:value="1.296" calcext:value-type="float">
            <text:p>1.296</text:p>
          </table:table-cell>
          <table:table-cell office:value-type="float" office:value="1450" calcext:value-type="float">
            <text:p>1450</text:p>
          </table:table-cell>
          <table:table-cell office:value-type="float" office:value="13.034" calcext:value-type="float">
            <text:p>13.034</text:p>
          </table:table-cell>
          <table:table-cell office:value-type="float" office:value="1450" calcext:value-type="float">
            <text:p>1450</text:p>
          </table:table-cell>
          <table:table-cell office:value-type="float" office:value="10.279" calcext:value-type="float">
            <text:p>10.279</text:p>
          </table:table-cell>
          <table:table-cell office:value-type="float" office:value="1450" calcext:value-type="float">
            <text:p>1450</text:p>
          </table:table-cell>
          <table:table-cell office:value-type="float" office:value="0.008" calcext:value-type="float">
            <text:p>0.008</text:p>
          </table:table-cell>
          <table:table-cell office:value-type="float" office:value="1450" calcext:value-type="float">
            <text:p>1450</text:p>
          </table:table-cell>
          <table:table-cell office:value-type="float" office:value="0.011" calcext:value-type="float">
            <text:p>0.011</text:p>
          </table:table-cell>
          <table:table-cell office:value-type="float" office:value="1450" calcext:value-type="float">
            <text:p>1450</text:p>
          </table:table-cell>
          <table:table-cell office:value-type="float" office:value="0.066" calcext:value-type="float">
            <text:p>0.066</text:p>
          </table:table-cell>
          <table:table-cell office:value-type="float" office:value="1450" calcext:value-type="float">
            <text:p>1450</text:p>
          </table:table-cell>
          <table:table-cell office:value-type="float" office:value="0.069" calcext:value-type="float">
            <text:p>0.069</text:p>
          </table:table-cell>
          <table:table-cell office:value-type="float" office:value="1450" calcext:value-type="float">
            <text:p>1450</text:p>
          </table:table-cell>
          <table:table-cell office:value-type="float" office:value="0.114" calcext:value-type="float">
            <text:p>0.114</text:p>
          </table:table-cell>
          <table:table-cell/>
          <table:table-cell table:formula="of:=[.F23]/[.P23]" office:value-type="float" office:value="90.1666666666667" calcext:value-type="float">
            <text:p>90.17</text:p>
          </table:table-cell>
          <table:table-cell table:formula="of:=[.P23]/[.H23]" office:value-type="float" office:value="14.25" calcext:value-type="float">
            <text:p>14.25</text:p>
          </table:table-cell>
          <table:table-cell table:formula="of:=[.P23]/[.J23]" office:value-type="float" office:value="10.3636363636364" calcext:value-type="float">
            <text:p>10.36</text:p>
          </table:table-cell>
        </table:table-row>
        <table:table-row table:style-name="ro2">
          <table:table-cell table:style-name="Default" office:value-type="string" calcext:value-type="string">
            <text:p>ACNET</text:p>
          </table:table-cell>
          <table:table-cell/>
          <table:table-cell table:style-name="Default" office:value-type="string" calcext:value-type="string">
            <text:p>ACNET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4" office:value-type="string" calcext:value-type="string">
            <text:p>Average</text:p>
          </table:table-cell>
          <table:table-cell table:style-name="ce6" table:formula="of:=AVERAGE([.R14:.R23])" office:value-type="float" office:value="68.4312533665258" calcext:value-type="float">
            <text:p>68.43</text:p>
          </table:table-cell>
          <table:table-cell table:style-name="ce6" table:formula="of:=AVERAGE([.S14:.S23])" office:value-type="float" office:value="13.5469047619048" calcext:value-type="float">
            <text:p>13.55</text:p>
          </table:table-cell>
          <table:table-cell table:style-name="ce6" table:formula="of:=AVERAGE([.T14:.T23])" office:value-type="float" office:value="10.2581096681097" calcext:value-type="float">
            <text:p>10.26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2896.289" calcext:value-type="float">
            <text:p>2896.289</text:p>
          </table:table-cell>
          <table:table-cell office:value-type="float" office:value="1000" calcext:value-type="float">
            <text:p>1000</text:p>
          </table:table-cell>
          <table:table-cell office:value-type="float" office:value="22.075" calcext:value-type="float">
            <text:p>22.075</text:p>
          </table:table-cell>
          <table:table-cell office:value-type="float" office:value="1000" calcext:value-type="float">
            <text:p>1000</text:p>
          </table:table-cell>
          <table:table-cell office:value-type="float" office:value="29.821" calcext:value-type="float">
            <text:p>29.821</text:p>
          </table:table-cell>
          <table:table-cell office:value-type="float" office:value="1000" calcext:value-type="float">
            <text:p>1000</text:p>
          </table:table-cell>
          <table:table-cell office:value-type="float" office:value="0.092" calcext:value-type="float">
            <text:p>0.092</text:p>
          </table:table-cell>
          <table:table-cell office:value-type="float" office:value="1000" calcext:value-type="float">
            <text:p>1000</text:p>
          </table:table-cell>
          <table:table-cell office:value-type="float" office:value="0.046" calcext:value-type="float">
            <text:p>0.046</text:p>
          </table:table-cell>
          <table:table-cell office:value-type="float" office:value="1000" calcext:value-type="float">
            <text:p>1000</text:p>
          </table:table-cell>
          <table:table-cell office:value-type="float" office:value="0.14" calcext:value-type="float">
            <text:p>0.14</text:p>
          </table:table-cell>
          <table:table-cell office:value-type="float" office:value="1000" calcext:value-type="float">
            <text:p>1000</text:p>
          </table:table-cell>
          <table:table-cell office:value-type="float" office:value="0.111" calcext:value-type="float">
            <text:p>0.111</text:p>
          </table:table-cell>
          <table:table-cell office:value-type="float" office:value="1000" calcext:value-type="float">
            <text:p>1000</text:p>
          </table:table-cell>
          <table:table-cell office:value-type="float" office:value="0.353" calcext:value-type="float">
            <text:p>0.353</text:p>
          </table:table-cell>
          <table:table-cell/>
          <table:table-cell table:formula="of:=[.F25]/[.P25]" office:value-type="float" office:value="84.4787535410765" calcext:value-type="float">
            <text:p>84.48</text:p>
          </table:table-cell>
          <table:table-cell table:formula="of:=[.P25]/[.H25]" office:value-type="float" office:value="3.83695652173913" calcext:value-type="float">
            <text:p>3.84</text:p>
          </table:table-cell>
          <table:table-cell table:formula="of:=[.P25]/[.J25]" office:value-type="float" office:value="7.67391304347826" calcext:value-type="float">
            <text:p>7.67</text:p>
          </table:table-cell>
        </table:table-row>
        <table:table-row table:style-name="ro2">
          <table:table-cell office:value-type="float" office:value="1050" calcext:value-type="float">
            <text:p>1050</text:p>
          </table:table-cell>
          <table:table-cell office:value-type="float" office:value="3484.585" calcext:value-type="float">
            <text:p>3484.585</text:p>
          </table:table-cell>
          <table:table-cell office:value-type="float" office:value="1050" calcext:value-type="float">
            <text:p>1050</text:p>
          </table:table-cell>
          <table:table-cell office:value-type="float" office:value="25.141" calcext:value-type="float">
            <text:p>25.141</text:p>
          </table:table-cell>
          <table:table-cell office:value-type="float" office:value="1050" calcext:value-type="float">
            <text:p>1050</text:p>
          </table:table-cell>
          <table:table-cell office:value-type="float" office:value="33.85" calcext:value-type="float">
            <text:p>33.85</text:p>
          </table:table-cell>
          <table:table-cell office:value-type="float" office:value="1050" calcext:value-type="float">
            <text:p>1050</text:p>
          </table:table-cell>
          <table:table-cell office:value-type="float" office:value="0.122" calcext:value-type="float">
            <text:p>0.122</text:p>
          </table:table-cell>
          <table:table-cell office:value-type="float" office:value="1050" calcext:value-type="float">
            <text:p>1050</text:p>
          </table:table-cell>
          <table:table-cell office:value-type="float" office:value="0.031" calcext:value-type="float">
            <text:p>0.031</text:p>
          </table:table-cell>
          <table:table-cell office:value-type="float" office:value="1050" calcext:value-type="float">
            <text:p>1050</text:p>
          </table:table-cell>
          <table:table-cell office:value-type="float" office:value="0.121" calcext:value-type="float">
            <text:p>0.121</text:p>
          </table:table-cell>
          <table:table-cell office:value-type="float" office:value="1050" calcext:value-type="float">
            <text:p>1050</text:p>
          </table:table-cell>
          <table:table-cell office:value-type="float" office:value="0.074" calcext:value-type="float">
            <text:p>0.074</text:p>
          </table:table-cell>
          <table:table-cell office:value-type="float" office:value="1050" calcext:value-type="float">
            <text:p>1050</text:p>
          </table:table-cell>
          <table:table-cell office:value-type="float" office:value="0.213" calcext:value-type="float">
            <text:p>0.213</text:p>
          </table:table-cell>
          <table:table-cell/>
          <table:table-cell table:formula="of:=[.F26]/[.P26]" office:value-type="float" office:value="158.920187793427" calcext:value-type="float">
            <text:p>158.92</text:p>
          </table:table-cell>
          <table:table-cell table:formula="of:=[.P26]/[.H26]" office:value-type="float" office:value="1.74590163934426" calcext:value-type="float">
            <text:p>1.75</text:p>
          </table:table-cell>
          <table:table-cell table:formula="of:=[.P26]/[.J26]" office:value-type="float" office:value="6.87096774193548" calcext:value-type="float">
            <text:p>6.87</text:p>
          </table:table-cell>
        </table:table-row>
        <table:table-row table:style-name="ro2">
          <table:table-cell office:value-type="float" office:value="1100" calcext:value-type="float">
            <text:p>1100</text:p>
          </table:table-cell>
          <table:table-cell office:value-type="float" office:value="3845.825" calcext:value-type="float">
            <text:p>3845.825</text:p>
          </table:table-cell>
          <table:table-cell office:value-type="float" office:value="1100" calcext:value-type="float">
            <text:p>1100</text:p>
          </table:table-cell>
          <table:table-cell office:value-type="float" office:value="28.877" calcext:value-type="float">
            <text:p>28.877</text:p>
          </table:table-cell>
          <table:table-cell office:value-type="float" office:value="1100" calcext:value-type="float">
            <text:p>1100</text:p>
          </table:table-cell>
          <table:table-cell office:value-type="float" office:value="45.706" calcext:value-type="float">
            <text:p>45.706</text:p>
          </table:table-cell>
          <table:table-cell office:value-type="float" office:value="1100" calcext:value-type="float">
            <text:p>1100</text:p>
          </table:table-cell>
          <table:table-cell office:value-type="float" office:value="0.116" calcext:value-type="float">
            <text:p>0.116</text:p>
          </table:table-cell>
          <table:table-cell office:value-type="float" office:value="1100" calcext:value-type="float">
            <text:p>1100</text:p>
          </table:table-cell>
          <table:table-cell office:value-type="float" office:value="0.034" calcext:value-type="float">
            <text:p>0.034</text:p>
          </table:table-cell>
          <table:table-cell office:value-type="float" office:value="1100" calcext:value-type="float">
            <text:p>1100</text:p>
          </table:table-cell>
          <table:table-cell office:value-type="float" office:value="0.126" calcext:value-type="float">
            <text:p>0.126</text:p>
          </table:table-cell>
          <table:table-cell office:value-type="float" office:value="1100" calcext:value-type="float">
            <text:p>1100</text:p>
          </table:table-cell>
          <table:table-cell office:value-type="float" office:value="0.087" calcext:value-type="float">
            <text:p>0.087</text:p>
          </table:table-cell>
          <table:table-cell office:value-type="float" office:value="1100" calcext:value-type="float">
            <text:p>1100</text:p>
          </table:table-cell>
          <table:table-cell office:value-type="float" office:value="0.247" calcext:value-type="float">
            <text:p>0.247</text:p>
          </table:table-cell>
          <table:table-cell/>
          <table:table-cell table:formula="of:=[.F27]/[.P27]" office:value-type="float" office:value="185.044534412955" calcext:value-type="float">
            <text:p>185.04</text:p>
          </table:table-cell>
          <table:table-cell table:formula="of:=[.P27]/[.H27]" office:value-type="float" office:value="2.12931034482759" calcext:value-type="float">
            <text:p>2.13</text:p>
          </table:table-cell>
          <table:table-cell table:formula="of:=[.P27]/[.J27]" office:value-type="float" office:value="7.26470588235294" calcext:value-type="float">
            <text:p>7.26</text:p>
          </table:table-cell>
        </table:table-row>
        <table:table-row table:style-name="ro2">
          <table:table-cell office:value-type="float" office:value="1150" calcext:value-type="float">
            <text:p>1150</text:p>
          </table:table-cell>
          <table:table-cell office:value-type="float" office:value="4464.328" calcext:value-type="float">
            <text:p>4464.328</text:p>
          </table:table-cell>
          <table:table-cell office:value-type="float" office:value="1150" calcext:value-type="float">
            <text:p>1150</text:p>
          </table:table-cell>
          <table:table-cell office:value-type="float" office:value="31.043" calcext:value-type="float">
            <text:p>31.043</text:p>
          </table:table-cell>
          <table:table-cell office:value-type="float" office:value="1150" calcext:value-type="float">
            <text:p>1150</text:p>
          </table:table-cell>
          <table:table-cell office:value-type="float" office:value="56.958" calcext:value-type="float">
            <text:p>56.958</text:p>
          </table:table-cell>
          <table:table-cell office:value-type="float" office:value="1150" calcext:value-type="float">
            <text:p>1150</text:p>
          </table:table-cell>
          <table:table-cell office:value-type="float" office:value="0.143" calcext:value-type="float">
            <text:p>0.143</text:p>
          </table:table-cell>
          <table:table-cell office:value-type="float" office:value="1150" calcext:value-type="float">
            <text:p>1150</text:p>
          </table:table-cell>
          <table:table-cell office:value-type="float" office:value="0.039" calcext:value-type="float">
            <text:p>0.039</text:p>
          </table:table-cell>
          <table:table-cell office:value-type="float" office:value="1150" calcext:value-type="float">
            <text:p>1150</text:p>
          </table:table-cell>
          <table:table-cell office:value-type="float" office:value="0.154" calcext:value-type="float">
            <text:p>0.154</text:p>
          </table:table-cell>
          <table:table-cell office:value-type="float" office:value="1150" calcext:value-type="float">
            <text:p>1150</text:p>
          </table:table-cell>
          <table:table-cell office:value-type="float" office:value="0.09" calcext:value-type="float">
            <text:p>0.09</text:p>
          </table:table-cell>
          <table:table-cell office:value-type="float" office:value="1150" calcext:value-type="float">
            <text:p>1150</text:p>
          </table:table-cell>
          <table:table-cell office:value-type="float" office:value="0.301" calcext:value-type="float">
            <text:p>0.301</text:p>
          </table:table-cell>
          <table:table-cell/>
          <table:table-cell table:formula="of:=[.F28]/[.P28]" office:value-type="float" office:value="189.229235880399" calcext:value-type="float">
            <text:p>189.23</text:p>
          </table:table-cell>
          <table:table-cell table:formula="of:=[.P28]/[.H28]" office:value-type="float" office:value="2.1048951048951" calcext:value-type="float">
            <text:p>2.10</text:p>
          </table:table-cell>
          <table:table-cell table:formula="of:=[.P28]/[.J28]" office:value-type="float" office:value="7.71794871794872" calcext:value-type="float">
            <text:p>7.72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5096.569" calcext:value-type="float">
            <text:p>5096.569</text:p>
          </table:table-cell>
          <table:table-cell office:value-type="float" office:value="1200" calcext:value-type="float">
            <text:p>1200</text:p>
          </table:table-cell>
          <table:table-cell office:value-type="float" office:value="37.855" calcext:value-type="float">
            <text:p>37.855</text:p>
          </table:table-cell>
          <table:table-cell office:value-type="float" office:value="1200" calcext:value-type="float">
            <text:p>1200</text:p>
          </table:table-cell>
          <table:table-cell office:value-type="float" office:value="65.161" calcext:value-type="float">
            <text:p>65.161</text:p>
          </table:table-cell>
          <table:table-cell office:value-type="float" office:value="1200" calcext:value-type="float">
            <text:p>1200</text:p>
          </table:table-cell>
          <table:table-cell office:value-type="float" office:value="0.179" calcext:value-type="float">
            <text:p>0.179</text:p>
          </table:table-cell>
          <table:table-cell office:value-type="float" office:value="1200" calcext:value-type="float">
            <text:p>1200</text:p>
          </table:table-cell>
          <table:table-cell office:value-type="float" office:value="0.073" calcext:value-type="float">
            <text:p>0.073</text:p>
          </table:table-cell>
          <table:table-cell office:value-type="float" office:value="1200" calcext:value-type="float">
            <text:p>1200</text:p>
          </table:table-cell>
          <table:table-cell office:value-type="float" office:value="0.194" calcext:value-type="float">
            <text:p>0.194</text:p>
          </table:table-cell>
          <table:table-cell office:value-type="float" office:value="1200" calcext:value-type="float">
            <text:p>1200</text:p>
          </table:table-cell>
          <table:table-cell office:value-type="float" office:value="0.145" calcext:value-type="float">
            <text:p>0.145</text:p>
          </table:table-cell>
          <table:table-cell office:value-type="float" office:value="1200" calcext:value-type="float">
            <text:p>1200</text:p>
          </table:table-cell>
          <table:table-cell office:value-type="float" office:value="0.672" calcext:value-type="float">
            <text:p>0.672</text:p>
          </table:table-cell>
          <table:table-cell/>
          <table:table-cell table:formula="of:=[.F29]/[.P29]" office:value-type="float" office:value="96.9657738095238" calcext:value-type="float">
            <text:p>96.97</text:p>
          </table:table-cell>
          <table:table-cell table:formula="of:=[.P29]/[.H29]" office:value-type="float" office:value="3.75418994413408" calcext:value-type="float">
            <text:p>3.75</text:p>
          </table:table-cell>
          <table:table-cell table:formula="of:=[.P29]/[.J29]" office:value-type="float" office:value="9.2054794520548" calcext:value-type="float">
            <text:p>9.21</text:p>
          </table:table-cell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5813.222" calcext:value-type="float">
            <text:p>5813.222</text:p>
          </table:table-cell>
          <table:table-cell office:value-type="float" office:value="1250" calcext:value-type="float">
            <text:p>1250</text:p>
          </table:table-cell>
          <table:table-cell office:value-type="float" office:value="40.719" calcext:value-type="float">
            <text:p>40.719</text:p>
          </table:table-cell>
          <table:table-cell office:value-type="float" office:value="1250" calcext:value-type="float">
            <text:p>1250</text:p>
          </table:table-cell>
          <table:table-cell office:value-type="float" office:value="82.413" calcext:value-type="float">
            <text:p>82.413</text:p>
          </table:table-cell>
          <table:table-cell office:value-type="float" office:value="1250" calcext:value-type="float">
            <text:p>1250</text:p>
          </table:table-cell>
          <table:table-cell office:value-type="float" office:value="0.108" calcext:value-type="float">
            <text:p>0.108</text:p>
          </table:table-cell>
          <table:table-cell office:value-type="float" office:value="1250" calcext:value-type="float">
            <text:p>1250</text:p>
          </table:table-cell>
          <table:table-cell office:value-type="float" office:value="0.065" calcext:value-type="float">
            <text:p>0.065</text:p>
          </table:table-cell>
          <table:table-cell office:value-type="float" office:value="1250" calcext:value-type="float">
            <text:p>1250</text:p>
          </table:table-cell>
          <table:table-cell office:value-type="float" office:value="0.216" calcext:value-type="float">
            <text:p>0.216</text:p>
          </table:table-cell>
          <table:table-cell office:value-type="float" office:value="1250" calcext:value-type="float">
            <text:p>1250</text:p>
          </table:table-cell>
          <table:table-cell office:value-type="float" office:value="0.148" calcext:value-type="float">
            <text:p>0.148</text:p>
          </table:table-cell>
          <table:table-cell office:value-type="float" office:value="1250" calcext:value-type="float">
            <text:p>1250</text:p>
          </table:table-cell>
          <table:table-cell office:value-type="float" office:value="0.703" calcext:value-type="float">
            <text:p>0.703</text:p>
          </table:table-cell>
          <table:table-cell/>
          <table:table-cell table:formula="of:=[.F30]/[.P30]" office:value-type="float" office:value="117.230440967283" calcext:value-type="float">
            <text:p>117.23</text:p>
          </table:table-cell>
          <table:table-cell table:formula="of:=[.P30]/[.H30]" office:value-type="float" office:value="6.50925925925926" calcext:value-type="float">
            <text:p>6.51</text:p>
          </table:table-cell>
          <table:table-cell table:formula="of:=[.P30]/[.J30]" office:value-type="float" office:value="10.8153846153846" calcext:value-type="float">
            <text:p>10.82</text:p>
          </table:table-cell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float" office:value="6412.312" calcext:value-type="float">
            <text:p>6412.312</text:p>
          </table:table-cell>
          <table:table-cell office:value-type="float" office:value="1300" calcext:value-type="float">
            <text:p>1300</text:p>
          </table:table-cell>
          <table:table-cell office:value-type="float" office:value="48.349" calcext:value-type="float">
            <text:p>48.349</text:p>
          </table:table-cell>
          <table:table-cell office:value-type="float" office:value="1300" calcext:value-type="float">
            <text:p>1300</text:p>
          </table:table-cell>
          <table:table-cell office:value-type="float" office:value="98.377" calcext:value-type="float">
            <text:p>98.377</text:p>
          </table:table-cell>
          <table:table-cell office:value-type="float" office:value="1300" calcext:value-type="float">
            <text:p>1300</text:p>
          </table:table-cell>
          <table:table-cell office:value-type="float" office:value="0.202" calcext:value-type="float">
            <text:p>0.202</text:p>
          </table:table-cell>
          <table:table-cell office:value-type="float" office:value="1300" calcext:value-type="float">
            <text:p>1300</text:p>
          </table:table-cell>
          <table:table-cell office:value-type="float" office:value="0.038" calcext:value-type="float">
            <text:p>0.038</text:p>
          </table:table-cell>
          <table:table-cell office:value-type="float" office:value="1300" calcext:value-type="float">
            <text:p>1300</text:p>
          </table:table-cell>
          <table:table-cell office:value-type="float" office:value="0.124" calcext:value-type="float">
            <text:p>0.124</text:p>
          </table:table-cell>
          <table:table-cell office:value-type="float" office:value="1300" calcext:value-type="float">
            <text:p>1300</text:p>
          </table:table-cell>
          <table:table-cell office:value-type="float" office:value="0.09" calcext:value-type="float">
            <text:p>0.09</text:p>
          </table:table-cell>
          <table:table-cell office:value-type="float" office:value="1300" calcext:value-type="float">
            <text:p>1300</text:p>
          </table:table-cell>
          <table:table-cell office:value-type="float" office:value="0.273" calcext:value-type="float">
            <text:p>0.273</text:p>
          </table:table-cell>
          <table:table-cell/>
          <table:table-cell table:formula="of:=[.F31]/[.P31]" office:value-type="float" office:value="360.355311355311" calcext:value-type="float">
            <text:p>360.36</text:p>
          </table:table-cell>
          <table:table-cell table:formula="of:=[.P31]/[.H31]" office:value-type="float" office:value="1.35148514851485" calcext:value-type="float">
            <text:p>1.35</text:p>
          </table:table-cell>
          <table:table-cell table:formula="of:=[.P31]/[.J31]" office:value-type="float" office:value="7.18421052631579" calcext:value-type="float">
            <text:p>7.18</text:p>
          </table:table-cell>
        </table:table-row>
        <table:table-row table:style-name="ro2">
          <table:table-cell office:value-type="float" office:value="1350" calcext:value-type="float">
            <text:p>1350</text:p>
          </table:table-cell>
          <table:table-cell office:value-type="float" office:value="6890.828" calcext:value-type="float">
            <text:p>6890.828</text:p>
          </table:table-cell>
          <table:table-cell office:value-type="float" office:value="1350" calcext:value-type="float">
            <text:p>1350</text:p>
          </table:table-cell>
          <table:table-cell office:value-type="float" office:value="54.703" calcext:value-type="float">
            <text:p>54.703</text:p>
          </table:table-cell>
          <table:table-cell office:value-type="float" office:value="1350" calcext:value-type="float">
            <text:p>1350</text:p>
          </table:table-cell>
          <table:table-cell office:value-type="float" office:value="108.034" calcext:value-type="float">
            <text:p>108.034</text:p>
          </table:table-cell>
          <table:table-cell office:value-type="float" office:value="1350" calcext:value-type="float">
            <text:p>1350</text:p>
          </table:table-cell>
          <table:table-cell office:value-type="float" office:value="0.184" calcext:value-type="float">
            <text:p>0.184</text:p>
          </table:table-cell>
          <table:table-cell office:value-type="float" office:value="1350" calcext:value-type="float">
            <text:p>1350</text:p>
          </table:table-cell>
          <table:table-cell office:value-type="float" office:value="0.071" calcext:value-type="float">
            <text:p>0.071</text:p>
          </table:table-cell>
          <table:table-cell office:value-type="float" office:value="1350" calcext:value-type="float">
            <text:p>1350</text:p>
          </table:table-cell>
          <table:table-cell office:value-type="float" office:value="0.229" calcext:value-type="float">
            <text:p>0.229</text:p>
          </table:table-cell>
          <table:table-cell office:value-type="float" office:value="1350" calcext:value-type="float">
            <text:p>1350</text:p>
          </table:table-cell>
          <table:table-cell office:value-type="float" office:value="0.166" calcext:value-type="float">
            <text:p>0.166</text:p>
          </table:table-cell>
          <table:table-cell office:value-type="float" office:value="1350" calcext:value-type="float">
            <text:p>1350</text:p>
          </table:table-cell>
          <table:table-cell office:value-type="float" office:value="0.71" calcext:value-type="float">
            <text:p>0.71</text:p>
          </table:table-cell>
          <table:table-cell/>
          <table:table-cell table:formula="of:=[.F32]/[.P32]" office:value-type="float" office:value="152.160563380282" calcext:value-type="float">
            <text:p>152.16</text:p>
          </table:table-cell>
          <table:table-cell table:formula="of:=[.P32]/[.H32]" office:value-type="float" office:value="3.85869565217391" calcext:value-type="float">
            <text:p>3.86</text:p>
          </table:table-cell>
          <table:table-cell table:formula="of:=[.P32]/[.J32]" office:value-type="float" office:value="10" calcext:value-type="float">
            <text:p>10.00</text:p>
          </table:table-cell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float" office:value="7583.611" calcext:value-type="float">
            <text:p>7583.611</text:p>
          </table:table-cell>
          <table:table-cell office:value-type="float" office:value="1400" calcext:value-type="float">
            <text:p>1400</text:p>
          </table:table-cell>
          <table:table-cell office:value-type="float" office:value="60.655" calcext:value-type="float">
            <text:p>60.655</text:p>
          </table:table-cell>
          <table:table-cell office:value-type="float" office:value="1400" calcext:value-type="float">
            <text:p>1400</text:p>
          </table:table-cell>
          <table:table-cell office:value-type="float" office:value="82.947" calcext:value-type="float">
            <text:p>82.947</text:p>
          </table:table-cell>
          <table:table-cell office:value-type="float" office:value="1400" calcext:value-type="float">
            <text:p>1400</text:p>
          </table:table-cell>
          <table:table-cell office:value-type="float" office:value="0.146" calcext:value-type="float">
            <text:p>0.146</text:p>
          </table:table-cell>
          <table:table-cell office:value-type="float" office:value="1400" calcext:value-type="float">
            <text:p>1400</text:p>
          </table:table-cell>
          <table:table-cell office:value-type="float" office:value="0.036" calcext:value-type="float">
            <text:p>0.036</text:p>
          </table:table-cell>
          <table:table-cell office:value-type="float" office:value="1400" calcext:value-type="float">
            <text:p>1400</text:p>
          </table:table-cell>
          <table:table-cell office:value-type="float" office:value="0.117" calcext:value-type="float">
            <text:p>0.117</text:p>
          </table:table-cell>
          <table:table-cell office:value-type="float" office:value="1400" calcext:value-type="float">
            <text:p>1400</text:p>
          </table:table-cell>
          <table:table-cell office:value-type="float" office:value="0.085" calcext:value-type="float">
            <text:p>0.085</text:p>
          </table:table-cell>
          <table:table-cell office:value-type="float" office:value="1400" calcext:value-type="float">
            <text:p>1400</text:p>
          </table:table-cell>
          <table:table-cell office:value-type="float" office:value="0.277" calcext:value-type="float">
            <text:p>0.277</text:p>
          </table:table-cell>
          <table:table-cell/>
          <table:table-cell table:formula="of:=[.F33]/[.P33]" office:value-type="float" office:value="299.447653429603" calcext:value-type="float">
            <text:p>299.45</text:p>
          </table:table-cell>
          <table:table-cell table:formula="of:=[.P33]/[.H33]" office:value-type="float" office:value="1.8972602739726" calcext:value-type="float">
            <text:p>1.90</text:p>
          </table:table-cell>
          <table:table-cell table:formula="of:=[.P33]/[.J33]" office:value-type="float" office:value="7.69444444444445" calcext:value-type="float">
            <text:p>7.69</text:p>
          </table:table-cell>
        </table:table-row>
        <table:table-row table:style-name="ro2">
          <table:table-cell office:value-type="float" office:value="1450" calcext:value-type="float">
            <text:p>1450</text:p>
          </table:table-cell>
          <table:table-cell office:value-type="float" office:value="8956.9" calcext:value-type="float">
            <text:p>8956.9</text:p>
          </table:table-cell>
          <table:table-cell office:value-type="float" office:value="1450" calcext:value-type="float">
            <text:p>1450</text:p>
          </table:table-cell>
          <table:table-cell office:value-type="float" office:value="70.645" calcext:value-type="float">
            <text:p>70.645</text:p>
          </table:table-cell>
          <table:table-cell office:value-type="float" office:value="1450" calcext:value-type="float">
            <text:p>1450</text:p>
          </table:table-cell>
          <table:table-cell office:value-type="float" office:value="89.817" calcext:value-type="float">
            <text:p>89.817</text:p>
          </table:table-cell>
          <table:table-cell office:value-type="float" office:value="1450" calcext:value-type="float">
            <text:p>1450</text:p>
          </table:table-cell>
          <table:table-cell office:value-type="float" office:value="0.179" calcext:value-type="float">
            <text:p>0.179</text:p>
          </table:table-cell>
          <table:table-cell office:value-type="float" office:value="1450" calcext:value-type="float">
            <text:p>1450</text:p>
          </table:table-cell>
          <table:table-cell office:value-type="float" office:value="0.104" calcext:value-type="float">
            <text:p>0.104</text:p>
          </table:table-cell>
          <table:table-cell office:value-type="float" office:value="1450" calcext:value-type="float">
            <text:p>1450</text:p>
          </table:table-cell>
          <table:table-cell office:value-type="float" office:value="0.296" calcext:value-type="float">
            <text:p>0.296</text:p>
          </table:table-cell>
          <table:table-cell office:value-type="float" office:value="1450" calcext:value-type="float">
            <text:p>1450</text:p>
          </table:table-cell>
          <table:table-cell office:value-type="float" office:value="0.221" calcext:value-type="float">
            <text:p>0.221</text:p>
          </table:table-cell>
          <table:table-cell office:value-type="float" office:value="1450" calcext:value-type="float">
            <text:p>1450</text:p>
          </table:table-cell>
          <table:table-cell office:value-type="float" office:value="1.141" calcext:value-type="float">
            <text:p>1.141</text:p>
          </table:table-cell>
          <table:table-cell/>
          <table:table-cell table:formula="of:=[.F34]/[.P34]" office:value-type="float" office:value="78.7177914110429" calcext:value-type="float">
            <text:p>78.72</text:p>
          </table:table-cell>
          <table:table-cell table:formula="of:=[.P34]/[.H34]" office:value-type="float" office:value="6.37430167597765" calcext:value-type="float">
            <text:p>6.37</text:p>
          </table:table-cell>
          <table:table-cell table:formula="of:=[.P34]/[.J34]" office:value-type="float" office:value="10.9711538461538" calcext:value-type="float">
            <text:p>10.97</text:p>
          </table:table-cell>
        </table:table-row>
        <table:table-row table:style-name="ro2">
          <table:table-cell table:style-name="Default" office:value-type="string" calcext:value-type="string">
            <text:p>Wash</text:p>
          </table:table-cell>
          <table:table-cell/>
          <table:table-cell table:style-name="Default" office:value-type="string" calcext:value-type="string">
            <text:p>Wash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4" office:value-type="string" calcext:value-type="string">
            <text:p>Average</text:p>
          </table:table-cell>
          <table:table-cell table:style-name="ce6" table:formula="of:=AVERAGE([.R25:.R34])" office:value-type="float" office:value="172.25502459809" calcext:value-type="float">
            <text:p>172.26</text:p>
          </table:table-cell>
          <table:table-cell table:style-name="ce6" table:formula="of:=AVERAGE([.S25:.S34])" office:value-type="float" office:value="3.35622555648384" calcext:value-type="float">
            <text:p>3.36</text:p>
          </table:table-cell>
          <table:table-cell table:style-name="ce6" table:formula="of:=AVERAGE([.T25:.T34])" office:value-type="float" office:value="8.53982082700689" calcext:value-type="float">
            <text:p>8.54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0.245" calcext:value-type="float">
            <text:p>0.245</text:p>
          </table:table-cell>
          <table:table-cell office:value-type="float" office:value="3000" calcext:value-type="float">
            <text:p>3000</text:p>
          </table:table-cell>
          <table:table-cell office:value-type="float" office:value="0.099" calcext:value-type="float">
            <text:p>0.099</text:p>
          </table:table-cell>
          <table:table-cell office:value-type="float" office:value="3000" calcext:value-type="float">
            <text:p>3000</text:p>
          </table:table-cell>
          <table:table-cell office:value-type="float" office:value="0.36" calcext:value-type="float">
            <text:p>0.36</text:p>
          </table:table-cell>
          <table:table-cell office:value-type="float" office:value="3000" calcext:value-type="float">
            <text:p>3000</text:p>
          </table:table-cell>
          <table:table-cell office:value-type="float" office:value="0.008" calcext:value-type="float">
            <text:p>0.008</text:p>
          </table:table-cell>
          <table:table-cell office:value-type="float" office:value="3000" calcext:value-type="float">
            <text:p>3000</text:p>
          </table:table-cell>
          <table:table-cell office:value-type="float" office:value="0.183" calcext:value-type="float">
            <text:p>0.183</text:p>
          </table:table-cell>
          <table:table-cell office:value-type="float" office:value="3000" calcext:value-type="float">
            <text:p>3000</text:p>
          </table:table-cell>
          <table:table-cell office:value-type="float" office:value="-1" calcext:value-type="float">
            <text:p>-1</text:p>
          </table:table-cell>
          <table:table-cell office:value-type="float" office:value="3000" calcext:value-type="float">
            <text:p>3000</text:p>
          </table:table-cell>
          <table:table-cell office:value-type="float" office:value="-1" calcext:value-type="float">
            <text:p>-1</text:p>
          </table:table-cell>
          <table:table-cell office:value-type="float" office:value="3000" calcext:value-type="float">
            <text:p>3000</text:p>
          </table:table-cell>
          <table:table-cell office:value-type="float" office:value="1.187" calcext:value-type="float">
            <text:p>1.187</text:p>
          </table:table-cell>
          <table:table-cell/>
          <table:table-cell table:formula="of:=[.F36]/[.P36]" office:value-type="float" office:value="0.303285593934288" calcext:value-type="float">
            <text:p>0.30</text:p>
          </table:table-cell>
          <table:table-cell table:formula="of:=[.P36]/[.H36]" office:value-type="float" office:value="148.375" calcext:value-type="float">
            <text:p>148.38</text:p>
          </table:table-cell>
          <table:table-cell table:formula="of:=[.P36]/[.J36]" office:value-type="float" office:value="6.48633879781421" calcext:value-type="float">
            <text:p>6.49</text:p>
          </table:table-cell>
        </table:table-row>
        <table:table-row table:style-name="ro2">
          <table:table-cell office:value-type="float" office:value="4500" calcext:value-type="float">
            <text:p>4500</text:p>
          </table:table-cell>
          <table:table-cell office:value-type="float" office:value="0.539" calcext:value-type="float">
            <text:p>0.539</text:p>
          </table:table-cell>
          <table:table-cell office:value-type="float" office:value="4500" calcext:value-type="float">
            <text:p>4500</text:p>
          </table:table-cell>
          <table:table-cell office:value-type="float" office:value="0.186" calcext:value-type="float">
            <text:p>0.186</text:p>
          </table:table-cell>
          <table:table-cell office:value-type="float" office:value="4500" calcext:value-type="float">
            <text:p>4500</text:p>
          </table:table-cell>
          <table:table-cell office:value-type="float" office:value="0.813" calcext:value-type="float">
            <text:p>0.813</text:p>
          </table:table-cell>
          <table:table-cell office:value-type="float" office:value="4500" calcext:value-type="float">
            <text:p>4500</text:p>
          </table:table-cell>
          <table:table-cell office:value-type="float" office:value="0.015" calcext:value-type="float">
            <text:p>0.015</text:p>
          </table:table-cell>
          <table:table-cell office:value-type="float" office:value="4500" calcext:value-type="float">
            <text:p>4500</text:p>
          </table:table-cell>
          <table:table-cell office:value-type="float" office:value="0.521" calcext:value-type="float">
            <text:p>0.521</text:p>
          </table:table-cell>
          <table:table-cell office:value-type="float" office:value="4500" calcext:value-type="float">
            <text:p>4500</text:p>
          </table:table-cell>
          <table:table-cell office:value-type="float" office:value="-1" calcext:value-type="float">
            <text:p>-1</text:p>
          </table:table-cell>
          <table:table-cell office:value-type="float" office:value="4500" calcext:value-type="float">
            <text:p>4500</text:p>
          </table:table-cell>
          <table:table-cell office:value-type="float" office:value="-1" calcext:value-type="float">
            <text:p>-1</text:p>
          </table:table-cell>
          <table:table-cell office:value-type="float" office:value="4500" calcext:value-type="float">
            <text:p>4500</text:p>
          </table:table-cell>
          <table:table-cell office:value-type="float" office:value="3.654" calcext:value-type="float">
            <text:p>3.654</text:p>
          </table:table-cell>
          <table:table-cell/>
          <table:table-cell table:formula="of:=[.F37]/[.P37]" office:value-type="float" office:value="0.222495894909688" calcext:value-type="float">
            <text:p>0.22</text:p>
          </table:table-cell>
          <table:table-cell table:formula="of:=[.P37]/[.H37]" office:value-type="float" office:value="243.6" calcext:value-type="float">
            <text:p>243.60</text:p>
          </table:table-cell>
          <table:table-cell table:formula="of:=[.P37]/[.J37]" office:value-type="float" office:value="7.01343570057582" calcext:value-type="float">
            <text:p>7.01</text:p>
          </table:table-cell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0.95" calcext:value-type="float">
            <text:p>0.95</text:p>
          </table:table-cell>
          <table:table-cell office:value-type="float" office:value="6000" calcext:value-type="float">
            <text:p>6000</text:p>
          </table:table-cell>
          <table:table-cell office:value-type="float" office:value="0.326" calcext:value-type="float">
            <text:p>0.326</text:p>
          </table:table-cell>
          <table:table-cell office:value-type="float" office:value="6000" calcext:value-type="float">
            <text:p>6000</text:p>
          </table:table-cell>
          <table:table-cell office:value-type="float" office:value="1.565" calcext:value-type="float">
            <text:p>1.565</text:p>
          </table:table-cell>
          <table:table-cell office:value-type="float" office:value="6000" calcext:value-type="float">
            <text:p>6000</text:p>
          </table:table-cell>
          <table:table-cell office:value-type="float" office:value="0.027" calcext:value-type="float">
            <text:p>0.027</text:p>
          </table:table-cell>
          <table:table-cell office:value-type="float" office:value="6000" calcext:value-type="float">
            <text:p>6000</text:p>
          </table:table-cell>
          <table:table-cell office:value-type="float" office:value="0.974" calcext:value-type="float">
            <text:p>0.974</text:p>
          </table:table-cell>
          <table:table-cell office:value-type="float" office:value="6000" calcext:value-type="float">
            <text:p>6000</text:p>
          </table:table-cell>
          <table:table-cell office:value-type="float" office:value="-1" calcext:value-type="float">
            <text:p>-1</text:p>
          </table:table-cell>
          <table:table-cell office:value-type="float" office:value="6000" calcext:value-type="float">
            <text:p>6000</text:p>
          </table:table-cell>
          <table:table-cell office:value-type="float" office:value="-1" calcext:value-type="float">
            <text:p>-1</text:p>
          </table:table-cell>
          <table:table-cell office:value-type="float" office:value="6000" calcext:value-type="float">
            <text:p>6000</text:p>
          </table:table-cell>
          <table:table-cell office:value-type="float" office:value="7.491" calcext:value-type="float">
            <text:p>7.491</text:p>
          </table:table-cell>
          <table:table-cell/>
          <table:table-cell table:formula="of:=[.F38]/[.P38]" office:value-type="float" office:value="0.208917367507676" calcext:value-type="float">
            <text:p>0.21</text:p>
          </table:table-cell>
          <table:table-cell table:formula="of:=[.P38]/[.H38]" office:value-type="float" office:value="277.444444444444" calcext:value-type="float">
            <text:p>277.44</text:p>
          </table:table-cell>
          <table:table-cell table:formula="of:=[.P38]/[.J38]" office:value-type="float" office:value="7.69096509240246" calcext:value-type="float">
            <text:p>7.69</text:p>
          </table:table-cell>
        </table:table-row>
        <table:table-row table:style-name="ro2">
          <table:table-cell office:value-type="float" office:value="7500" calcext:value-type="float">
            <text:p>7500</text:p>
          </table:table-cell>
          <table:table-cell office:value-type="float" office:value="1.447" calcext:value-type="float">
            <text:p>1.447</text:p>
          </table:table-cell>
          <table:table-cell office:value-type="float" office:value="7500" calcext:value-type="float">
            <text:p>7500</text:p>
          </table:table-cell>
          <table:table-cell office:value-type="float" office:value="0.48" calcext:value-type="float">
            <text:p>0.48</text:p>
          </table:table-cell>
          <table:table-cell office:value-type="float" office:value="7500" calcext:value-type="float">
            <text:p>7500</text:p>
          </table:table-cell>
          <table:table-cell office:value-type="float" office:value="2.435" calcext:value-type="float">
            <text:p>2.435</text:p>
          </table:table-cell>
          <table:table-cell office:value-type="float" office:value="7500" calcext:value-type="float">
            <text:p>7500</text:p>
          </table:table-cell>
          <table:table-cell office:value-type="float" office:value="0.043" calcext:value-type="float">
            <text:p>0.043</text:p>
          </table:table-cell>
          <table:table-cell office:value-type="float" office:value="7500" calcext:value-type="float">
            <text:p>7500</text:p>
          </table:table-cell>
          <table:table-cell office:value-type="float" office:value="1.73" calcext:value-type="float">
            <text:p>1.73</text:p>
          </table:table-cell>
          <table:table-cell office:value-type="float" office:value="7500" calcext:value-type="float">
            <text:p>7500</text:p>
          </table:table-cell>
          <table:table-cell office:value-type="float" office:value="-1" calcext:value-type="float">
            <text:p>-1</text:p>
          </table:table-cell>
          <table:table-cell office:value-type="float" office:value="7500" calcext:value-type="float">
            <text:p>7500</text:p>
          </table:table-cell>
          <table:table-cell office:value-type="float" office:value="-1" calcext:value-type="float">
            <text:p>-1</text:p>
          </table:table-cell>
          <table:table-cell office:value-type="float" office:value="7500" calcext:value-type="float">
            <text:p>7500</text:p>
          </table:table-cell>
          <table:table-cell office:value-type="float" office:value="11.455" calcext:value-type="float">
            <text:p>11.455</text:p>
          </table:table-cell>
          <table:table-cell/>
          <table:table-cell table:formula="of:=[.F39]/[.P39]" office:value-type="float" office:value="0.212570929725011" calcext:value-type="float">
            <text:p>0.21</text:p>
          </table:table-cell>
          <table:table-cell table:formula="of:=[.P39]/[.H39]" office:value-type="float" office:value="266.395348837209" calcext:value-type="float">
            <text:p>266.40</text:p>
          </table:table-cell>
          <table:table-cell table:formula="of:=[.P39]/[.J39]" office:value-type="float" office:value="6.62138728323699" calcext:value-type="float">
            <text:p>6.62</text:p>
          </table:table-cell>
        </table:table-row>
        <table:table-row table:style-name="ro2">
          <table:table-cell office:value-type="float" office:value="9000" calcext:value-type="float">
            <text:p>9000</text:p>
          </table:table-cell>
          <table:table-cell office:value-type="float" office:value="2.076" calcext:value-type="float">
            <text:p>2.076</text:p>
          </table:table-cell>
          <table:table-cell office:value-type="float" office:value="9000" calcext:value-type="float">
            <text:p>9000</text:p>
          </table:table-cell>
          <table:table-cell office:value-type="float" office:value="0.84" calcext:value-type="float">
            <text:p>0.84</text:p>
          </table:table-cell>
          <table:table-cell office:value-type="float" office:value="9000" calcext:value-type="float">
            <text:p>9000</text:p>
          </table:table-cell>
          <table:table-cell office:value-type="float" office:value="3.313" calcext:value-type="float">
            <text:p>3.313</text:p>
          </table:table-cell>
          <table:table-cell office:value-type="float" office:value="9000" calcext:value-type="float">
            <text:p>9000</text:p>
          </table:table-cell>
          <table:table-cell office:value-type="float" office:value="0.064" calcext:value-type="float">
            <text:p>0.064</text:p>
          </table:table-cell>
          <table:table-cell office:value-type="float" office:value="9000" calcext:value-type="float">
            <text:p>9000</text:p>
          </table:table-cell>
          <table:table-cell office:value-type="float" office:value="2.579" calcext:value-type="float">
            <text:p>2.579</text:p>
          </table:table-cell>
          <table:table-cell office:value-type="float" office:value="9000" calcext:value-type="float">
            <text:p>9000</text:p>
          </table:table-cell>
          <table:table-cell office:value-type="float" office:value="-1" calcext:value-type="float">
            <text:p>-1</text:p>
          </table:table-cell>
          <table:table-cell office:value-type="float" office:value="9000" calcext:value-type="float">
            <text:p>9000</text:p>
          </table:table-cell>
          <table:table-cell office:value-type="float" office:value="-1" calcext:value-type="float">
            <text:p>-1</text:p>
          </table:table-cell>
          <table:table-cell office:value-type="float" office:value="9000" calcext:value-type="float">
            <text:p>9000</text:p>
          </table:table-cell>
          <table:table-cell office:value-type="float" office:value="18.457" calcext:value-type="float">
            <text:p>18.457</text:p>
          </table:table-cell>
          <table:table-cell/>
          <table:table-cell table:formula="of:=[.F40]/[.P40]" office:value-type="float" office:value="0.179498293330444" calcext:value-type="float">
            <text:p>0.18</text:p>
          </table:table-cell>
          <table:table-cell table:formula="of:=[.P40]/[.H40]" office:value-type="float" office:value="288.390625" calcext:value-type="float">
            <text:p>288.39</text:p>
          </table:table-cell>
          <table:table-cell table:formula="of:=[.P40]/[.J40]" office:value-type="float" office:value="7.15664986428848" calcext:value-type="float">
            <text:p>7.16</text:p>
          </table:table-cell>
        </table:table-row>
        <table:table-row table:style-name="ro2">
          <table:table-cell office:value-type="float" office:value="10500" calcext:value-type="float">
            <text:p>10500</text:p>
          </table:table-cell>
          <table:table-cell office:value-type="float" office:value="-1" calcext:value-type="float">
            <text:p>-1</text:p>
          </table:table-cell>
          <table:table-cell office:value-type="float" office:value="10500" calcext:value-type="float">
            <text:p>10500</text:p>
          </table:table-cell>
          <table:table-cell office:value-type="float" office:value="0.918" calcext:value-type="float">
            <text:p>0.918</text:p>
          </table:table-cell>
          <table:table-cell office:value-type="float" office:value="10500" calcext:value-type="float">
            <text:p>10500</text:p>
          </table:table-cell>
          <table:table-cell office:value-type="float" office:value="4.69" calcext:value-type="float">
            <text:p>4.69</text:p>
          </table:table-cell>
          <table:table-cell office:value-type="float" office:value="10500" calcext:value-type="float">
            <text:p>10500</text:p>
          </table:table-cell>
          <table:table-cell office:value-type="float" office:value="0.095" calcext:value-type="float">
            <text:p>0.095</text:p>
          </table:table-cell>
          <table:table-cell office:value-type="float" office:value="10500" calcext:value-type="float">
            <text:p>10500</text:p>
          </table:table-cell>
          <table:table-cell office:value-type="float" office:value="3.819" calcext:value-type="float">
            <text:p>3.819</text:p>
          </table:table-cell>
          <table:table-cell office:value-type="float" office:value="10500" calcext:value-type="float">
            <text:p>10500</text:p>
          </table:table-cell>
          <table:table-cell office:value-type="float" office:value="-1" calcext:value-type="float">
            <text:p>-1</text:p>
          </table:table-cell>
          <table:table-cell office:value-type="float" office:value="10500" calcext:value-type="float">
            <text:p>10500</text:p>
          </table:table-cell>
          <table:table-cell office:value-type="float" office:value="-1" calcext:value-type="float">
            <text:p>-1</text:p>
          </table:table-cell>
          <table:table-cell office:value-type="float" office:value="10500" calcext:value-type="float">
            <text:p>10500</text:p>
          </table:table-cell>
          <table:table-cell office:value-type="float" office:value="27.253" calcext:value-type="float">
            <text:p>27.253</text:p>
          </table:table-cell>
          <table:table-cell/>
          <table:table-cell table:formula="of:=[.F41]/[.P41]" office:value-type="float" office:value="0.172091145928889" calcext:value-type="float">
            <text:p>0.17</text:p>
          </table:table-cell>
          <table:table-cell table:formula="of:=[.P41]/[.H41]" office:value-type="float" office:value="286.873684210526" calcext:value-type="float">
            <text:p>286.87</text:p>
          </table:table-cell>
          <table:table-cell table:formula="of:=[.P41]/[.J41]" office:value-type="float" office:value="7.13616129876931" calcext:value-type="float">
            <text:p>7.14</text:p>
          </table:table-cell>
        </table:table-row>
        <table:table-row table:style-name="ro2">
          <table:table-cell office:value-type="float" office:value="12000" calcext:value-type="float">
            <text:p>12000</text:p>
          </table:table-cell>
          <table:table-cell office:value-type="float" office:value="-1" calcext:value-type="float">
            <text:p>-1</text:p>
          </table:table-cell>
          <table:table-cell office:value-type="float" office:value="12000" calcext:value-type="float">
            <text:p>12000</text:p>
          </table:table-cell>
          <table:table-cell office:value-type="float" office:value="1.162" calcext:value-type="float">
            <text:p>1.162</text:p>
          </table:table-cell>
          <table:table-cell office:value-type="float" office:value="12000" calcext:value-type="float">
            <text:p>12000</text:p>
          </table:table-cell>
          <table:table-cell office:value-type="float" office:value="5.693" calcext:value-type="float">
            <text:p>5.693</text:p>
          </table:table-cell>
          <table:table-cell office:value-type="float" office:value="12000" calcext:value-type="float">
            <text:p>12000</text:p>
          </table:table-cell>
          <table:table-cell office:value-type="float" office:value="0.124" calcext:value-type="float">
            <text:p>0.124</text:p>
          </table:table-cell>
          <table:table-cell office:value-type="float" office:value="12000" calcext:value-type="float">
            <text:p>12000</text:p>
          </table:table-cell>
          <table:table-cell office:value-type="float" office:value="5.562" calcext:value-type="float">
            <text:p>5.562</text:p>
          </table:table-cell>
          <table:table-cell office:value-type="float" office:value="12000" calcext:value-type="float">
            <text:p>12000</text:p>
          </table:table-cell>
          <table:table-cell office:value-type="float" office:value="-1" calcext:value-type="float">
            <text:p>-1</text:p>
          </table:table-cell>
          <table:table-cell office:value-type="float" office:value="12000" calcext:value-type="float">
            <text:p>12000</text:p>
          </table:table-cell>
          <table:table-cell office:value-type="float" office:value="-1" calcext:value-type="float">
            <text:p>-1</text:p>
          </table:table-cell>
          <table:table-cell office:value-type="float" office:value="12000" calcext:value-type="float">
            <text:p>12000</text:p>
          </table:table-cell>
          <table:table-cell office:value-type="float" office:value="38.922" calcext:value-type="float">
            <text:p>38.922</text:p>
          </table:table-cell>
          <table:table-cell/>
          <table:table-cell table:formula="of:=[.F42]/[.P42]" office:value-type="float" office:value="0.146266892759879" calcext:value-type="float">
            <text:p>0.15</text:p>
          </table:table-cell>
          <table:table-cell table:formula="of:=[.P42]/[.H42]" office:value-type="float" office:value="313.887096774194" calcext:value-type="float">
            <text:p>313.89</text:p>
          </table:table-cell>
          <table:table-cell table:formula="of:=[.P42]/[.J42]" office:value-type="float" office:value="6.99784250269687" calcext:value-type="float">
            <text:p>7.00</text:p>
          </table:table-cell>
        </table:table-row>
        <table:table-row table:style-name="ro2">
          <table:table-cell office:value-type="float" office:value="13500" calcext:value-type="float">
            <text:p>13500</text:p>
          </table:table-cell>
          <table:table-cell office:value-type="float" office:value="-1" calcext:value-type="float">
            <text:p>-1</text:p>
          </table:table-cell>
          <table:table-cell office:value-type="float" office:value="13500" calcext:value-type="float">
            <text:p>13500</text:p>
          </table:table-cell>
          <table:table-cell office:value-type="float" office:value="1.463" calcext:value-type="float">
            <text:p>1.463</text:p>
          </table:table-cell>
          <table:table-cell office:value-type="float" office:value="13500" calcext:value-type="float">
            <text:p>13500</text:p>
          </table:table-cell>
          <table:table-cell office:value-type="float" office:value="9.676" calcext:value-type="float">
            <text:p>9.676</text:p>
          </table:table-cell>
          <table:table-cell office:value-type="float" office:value="13500" calcext:value-type="float">
            <text:p>13500</text:p>
          </table:table-cell>
          <table:table-cell office:value-type="float" office:value="0.16" calcext:value-type="float">
            <text:p>0.16</text:p>
          </table:table-cell>
          <table:table-cell office:value-type="float" office:value="13500" calcext:value-type="float">
            <text:p>13500</text:p>
          </table:table-cell>
          <table:table-cell office:value-type="float" office:value="7.184" calcext:value-type="float">
            <text:p>7.184</text:p>
          </table:table-cell>
          <table:table-cell office:value-type="float" office:value="13500" calcext:value-type="float">
            <text:p>13500</text:p>
          </table:table-cell>
          <table:table-cell office:value-type="float" office:value="-1" calcext:value-type="float">
            <text:p>-1</text:p>
          </table:table-cell>
          <table:table-cell office:value-type="float" office:value="13500" calcext:value-type="float">
            <text:p>13500</text:p>
          </table:table-cell>
          <table:table-cell office:value-type="float" office:value="-1" calcext:value-type="float">
            <text:p>-1</text:p>
          </table:table-cell>
          <table:table-cell office:value-type="float" office:value="13500" calcext:value-type="float">
            <text:p>13500</text:p>
          </table:table-cell>
          <table:table-cell office:value-type="float" office:value="51.136" calcext:value-type="float">
            <text:p>51.136</text:p>
          </table:table-cell>
          <table:table-cell/>
          <table:table-cell table:formula="of:=[.F43]/[.P43]" office:value-type="float" office:value="0.189220901126408" calcext:value-type="float">
            <text:p>0.19</text:p>
          </table:table-cell>
          <table:table-cell table:formula="of:=[.P43]/[.H43]" office:value-type="float" office:value="319.6" calcext:value-type="float">
            <text:p>319.60</text:p>
          </table:table-cell>
          <table:table-cell table:formula="of:=[.P43]/[.J43]" office:value-type="float" office:value="7.11804008908686" calcext:value-type="float">
            <text:p>7.12</text:p>
          </table:table-cell>
        </table:table-row>
        <table:table-row table:style-name="ro2">
          <table:table-cell office:value-type="float" office:value="15000" calcext:value-type="float">
            <text:p>15000</text:p>
          </table:table-cell>
          <table:table-cell office:value-type="float" office:value="-1" calcext:value-type="float">
            <text:p>-1</text:p>
          </table:table-cell>
          <table:table-cell office:value-type="float" office:value="15000" calcext:value-type="float">
            <text:p>15000</text:p>
          </table:table-cell>
          <table:table-cell office:value-type="float" office:value="2.006" calcext:value-type="float">
            <text:p>2.006</text:p>
          </table:table-cell>
          <table:table-cell office:value-type="float" office:value="15000" calcext:value-type="float">
            <text:p>15000</text:p>
          </table:table-cell>
          <table:table-cell office:value-type="float" office:value="9.284" calcext:value-type="float">
            <text:p>9.284</text:p>
          </table:table-cell>
          <table:table-cell office:value-type="float" office:value="15000" calcext:value-type="float">
            <text:p>15000</text:p>
          </table:table-cell>
          <table:table-cell office:value-type="float" office:value="0.2" calcext:value-type="float">
            <text:p>0.2</text:p>
          </table:table-cell>
          <table:table-cell office:value-type="float" office:value="15000" calcext:value-type="float">
            <text:p>15000</text:p>
          </table:table-cell>
          <table:table-cell office:value-type="float" office:value="12.398" calcext:value-type="float">
            <text:p>12.398</text:p>
          </table:table-cell>
          <table:table-cell office:value-type="float" office:value="15000" calcext:value-type="float">
            <text:p>15000</text:p>
          </table:table-cell>
          <table:table-cell office:value-type="float" office:value="-1" calcext:value-type="float">
            <text:p>-1</text:p>
          </table:table-cell>
          <table:table-cell office:value-type="float" office:value="15000" calcext:value-type="float">
            <text:p>15000</text:p>
          </table:table-cell>
          <table:table-cell office:value-type="float" office:value="-1" calcext:value-type="float">
            <text:p>-1</text:p>
          </table:table-cell>
          <table:table-cell office:value-type="float" office:value="15000" calcext:value-type="float">
            <text:p>15000</text:p>
          </table:table-cell>
          <table:table-cell office:value-type="float" office:value="86.261" calcext:value-type="float">
            <text:p>86.261</text:p>
          </table:table-cell>
          <table:table-cell/>
          <table:table-cell table:formula="of:=[.F44]/[.P44]" office:value-type="float" office:value="0.107626853386814" calcext:value-type="float">
            <text:p>0.11</text:p>
          </table:table-cell>
          <table:table-cell table:formula="of:=[.P44]/[.H44]" office:value-type="float" office:value="431.305" calcext:value-type="float">
            <text:p>431.31</text:p>
          </table:table-cell>
          <table:table-cell table:formula="of:=[.P44]/[.J44]" office:value-type="float" office:value="6.95765446039684" calcext:value-type="float">
            <text:p>6.96</text:p>
          </table:table-cell>
        </table:table-row>
        <table:table-row table:style-name="ro2">
          <table:table-cell office:value-type="float" office:value="16500" calcext:value-type="float">
            <text:p>16500</text:p>
          </table:table-cell>
          <table:table-cell office:value-type="float" office:value="-1" calcext:value-type="float">
            <text:p>-1</text:p>
          </table:table-cell>
          <table:table-cell office:value-type="float" office:value="16500" calcext:value-type="float">
            <text:p>16500</text:p>
          </table:table-cell>
          <table:table-cell office:value-type="float" office:value="2.16" calcext:value-type="float">
            <text:p>2.16</text:p>
          </table:table-cell>
          <table:table-cell office:value-type="float" office:value="16500" calcext:value-type="float">
            <text:p>16500</text:p>
          </table:table-cell>
          <table:table-cell office:value-type="float" office:value="11.31" calcext:value-type="float">
            <text:p>11.31</text:p>
          </table:table-cell>
          <table:table-cell office:value-type="float" office:value="16500" calcext:value-type="float">
            <text:p>16500</text:p>
          </table:table-cell>
          <table:table-cell office:value-type="float" office:value="0.259" calcext:value-type="float">
            <text:p>0.259</text:p>
          </table:table-cell>
          <table:table-cell office:value-type="float" office:value="16500" calcext:value-type="float">
            <text:p>16500</text:p>
          </table:table-cell>
          <table:table-cell office:value-type="float" office:value="12.58" calcext:value-type="float">
            <text:p>12.58</text:p>
          </table:table-cell>
          <table:table-cell office:value-type="float" office:value="16500" calcext:value-type="float">
            <text:p>16500</text:p>
          </table:table-cell>
          <table:table-cell office:value-type="float" office:value="-1" calcext:value-type="float">
            <text:p>-1</text:p>
          </table:table-cell>
          <table:table-cell office:value-type="float" office:value="16500" calcext:value-type="float">
            <text:p>16500</text:p>
          </table:table-cell>
          <table:table-cell office:value-type="float" office:value="-1" calcext:value-type="float">
            <text:p>-1</text:p>
          </table:table-cell>
          <table:table-cell office:value-type="float" office:value="16500" calcext:value-type="float">
            <text:p>16500</text:p>
          </table:table-cell>
          <table:table-cell office:value-type="float" office:value="84.913" calcext:value-type="float">
            <text:p>84.913</text:p>
          </table:table-cell>
          <table:table-cell/>
          <table:table-cell table:formula="of:=[.F45]/[.P45]" office:value-type="float" office:value="0.13319515268569" calcext:value-type="float">
            <text:p>0.13</text:p>
          </table:table-cell>
          <table:table-cell table:formula="of:=[.P45]/[.H45]" office:value-type="float" office:value="327.849420849421" calcext:value-type="float">
            <text:p>327.85</text:p>
          </table:table-cell>
          <table:table-cell table:formula="of:=[.P45]/[.J45]" office:value-type="float" office:value="6.74984101748808" calcext:value-type="float">
            <text:p>6.75</text:p>
          </table:table-cell>
        </table:table-row>
        <table:table-row table:style-name="ro2">
          <table:table-cell table:style-name="Default" office:value-type="string" calcext:value-type="string">
            <text:p>GENRMF</text:p>
          </table:table-cell>
          <table:table-cell/>
          <table:table-cell table:style-name="Default" office:value-type="string" calcext:value-type="string">
            <text:p>GENRMF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4" office:value-type="string" calcext:value-type="string">
            <text:p>Average</text:p>
          </table:table-cell>
          <table:table-cell table:style-name="ce6" table:formula="of:=AVERAGE([.R36:.R45])" office:value-type="float" office:value="0.187516902529479" calcext:value-type="float">
            <text:p>0.19</text:p>
          </table:table-cell>
          <table:table-cell table:style-name="ce6" table:formula="of:=AVERAGE([.S36:.S45])" office:value-type="float" office:value="290.372062011579" calcext:value-type="float">
            <text:p>290.37</text:p>
          </table:table-cell>
          <table:table-cell table:style-name="ce6" table:formula="of:=AVERAGE([.T36:.T45])" office:value-type="float" office:value="6.99283161067559" calcext:value-type="float">
            <text:p>6.99</text:p>
          </table:table-cell>
        </table:table-row>
        <table:table-row table:style-name="ro2">
          <table:table-cell office:value-type="float" office:value="16000" calcext:value-type="float">
            <text:p>16000</text:p>
          </table:table-cell>
          <table:table-cell office:value-type="float" office:value="-1" calcext:value-type="float">
            <text:p>-1</text:p>
          </table:table-cell>
          <table:table-cell office:value-type="float" office:value="16000" calcext:value-type="float">
            <text:p>16000</text:p>
          </table:table-cell>
          <table:table-cell office:value-type="float" office:value="-1" calcext:value-type="float">
            <text:p>-1</text:p>
          </table:table-cell>
          <table:table-cell office:value-type="float" office:value="16000" calcext:value-type="float">
            <text:p>16000</text:p>
          </table:table-cell>
          <table:table-cell office:value-type="float" office:value="-1" calcext:value-type="float">
            <text:p>-1</text:p>
          </table:table-cell>
          <table:table-cell office:value-type="float" office:value="16000" calcext:value-type="float">
            <text:p>16000</text:p>
          </table:table-cell>
          <table:table-cell office:value-type="float" office:value="0.009" calcext:value-type="float">
            <text:p>0.009</text:p>
          </table:table-cell>
          <table:table-cell office:value-type="float" office:value="16000" calcext:value-type="float">
            <text:p>16000</text:p>
          </table:table-cell>
          <table:table-cell office:value-type="float" office:value="0.775" calcext:value-type="float">
            <text:p>0.775</text:p>
          </table:table-cell>
          <table:table-cell office:value-type="float" office:value="16000" calcext:value-type="float">
            <text:p>16000</text:p>
          </table:table-cell>
          <table:table-cell office:value-type="float" office:value="-1" calcext:value-type="float">
            <text:p>-1</text:p>
          </table:table-cell>
          <table:table-cell office:value-type="float" office:value="16000" calcext:value-type="float">
            <text:p>16000</text:p>
          </table:table-cell>
          <table:table-cell office:value-type="float" office:value="-1" calcext:value-type="float">
            <text:p>-1</text:p>
          </table:table-cell>
          <table:table-cell office:value-type="float" office:value="16000" calcext:value-type="float">
            <text:p>16000</text:p>
          </table:table-cell>
          <table:table-cell office:value-type="float" office:value="3.334" calcext:value-type="float">
            <text:p>3.334</text:p>
          </table:table-cell>
          <table:table-cell table:number-columns-repeated="2"/>
          <table:table-cell table:formula="of:=[.P47]/[.H47]" office:value-type="float" office:value="370.444444444444" calcext:value-type="float">
            <text:p>370.44</text:p>
          </table:table-cell>
          <table:table-cell table:formula="of:=[.P47]/[.J47]" office:value-type="float" office:value="4.30193548387097" calcext:value-type="float">
            <text:p>4.30</text:p>
          </table:table-cell>
        </table:table-row>
        <table:table-row table:style-name="ro2">
          <table:table-cell office:value-type="float" office:value="17600" calcext:value-type="float">
            <text:p>17600</text:p>
          </table:table-cell>
          <table:table-cell office:value-type="float" office:value="-1" calcext:value-type="float">
            <text:p>-1</text:p>
          </table:table-cell>
          <table:table-cell office:value-type="float" office:value="17600" calcext:value-type="float">
            <text:p>17600</text:p>
          </table:table-cell>
          <table:table-cell office:value-type="float" office:value="-1" calcext:value-type="float">
            <text:p>-1</text:p>
          </table:table-cell>
          <table:table-cell office:value-type="float" office:value="17600" calcext:value-type="float">
            <text:p>17600</text:p>
          </table:table-cell>
          <table:table-cell office:value-type="float" office:value="-1" calcext:value-type="float">
            <text:p>-1</text:p>
          </table:table-cell>
          <table:table-cell office:value-type="float" office:value="17600" calcext:value-type="float">
            <text:p>17600</text:p>
          </table:table-cell>
          <table:table-cell office:value-type="float" office:value="0.011" calcext:value-type="float">
            <text:p>0.011</text:p>
          </table:table-cell>
          <table:table-cell office:value-type="float" office:value="17600" calcext:value-type="float">
            <text:p>17600</text:p>
          </table:table-cell>
          <table:table-cell office:value-type="float" office:value="0.966" calcext:value-type="float">
            <text:p>0.966</text:p>
          </table:table-cell>
          <table:table-cell office:value-type="float" office:value="17600" calcext:value-type="float">
            <text:p>17600</text:p>
          </table:table-cell>
          <table:table-cell office:value-type="float" office:value="-1" calcext:value-type="float">
            <text:p>-1</text:p>
          </table:table-cell>
          <table:table-cell office:value-type="float" office:value="17600" calcext:value-type="float">
            <text:p>17600</text:p>
          </table:table-cell>
          <table:table-cell office:value-type="float" office:value="-1" calcext:value-type="float">
            <text:p>-1</text:p>
          </table:table-cell>
          <table:table-cell office:value-type="float" office:value="17600" calcext:value-type="float">
            <text:p>17600</text:p>
          </table:table-cell>
          <table:table-cell office:value-type="float" office:value="4.538" calcext:value-type="float">
            <text:p>4.538</text:p>
          </table:table-cell>
          <table:table-cell table:number-columns-repeated="2"/>
          <table:table-cell table:formula="of:=[.P48]/[.H48]" office:value-type="float" office:value="412.545454545455" calcext:value-type="float">
            <text:p>412.55</text:p>
          </table:table-cell>
          <table:table-cell table:formula="of:=[.P48]/[.J48]" office:value-type="float" office:value="4.69772256728779" calcext:value-type="float">
            <text:p>4.70</text:p>
          </table:table-cell>
        </table:table-row>
        <table:table-row table:style-name="ro2">
          <table:table-cell office:value-type="float" office:value="19200" calcext:value-type="float">
            <text:p>19200</text:p>
          </table:table-cell>
          <table:table-cell office:value-type="float" office:value="-1" calcext:value-type="float">
            <text:p>-1</text:p>
          </table:table-cell>
          <table:table-cell office:value-type="float" office:value="19200" calcext:value-type="float">
            <text:p>19200</text:p>
          </table:table-cell>
          <table:table-cell office:value-type="float" office:value="-1" calcext:value-type="float">
            <text:p>-1</text:p>
          </table:table-cell>
          <table:table-cell office:value-type="float" office:value="19200" calcext:value-type="float">
            <text:p>19200</text:p>
          </table:table-cell>
          <table:table-cell office:value-type="float" office:value="-1" calcext:value-type="float">
            <text:p>-1</text:p>
          </table:table-cell>
          <table:table-cell office:value-type="float" office:value="19200" calcext:value-type="float">
            <text:p>19200</text:p>
          </table:table-cell>
          <table:table-cell office:value-type="float" office:value="0.013" calcext:value-type="float">
            <text:p>0.013</text:p>
          </table:table-cell>
          <table:table-cell office:value-type="float" office:value="19200" calcext:value-type="float">
            <text:p>19200</text:p>
          </table:table-cell>
          <table:table-cell office:value-type="float" office:value="1.496" calcext:value-type="float">
            <text:p>1.496</text:p>
          </table:table-cell>
          <table:table-cell office:value-type="float" office:value="19200" calcext:value-type="float">
            <text:p>19200</text:p>
          </table:table-cell>
          <table:table-cell office:value-type="float" office:value="-1" calcext:value-type="float">
            <text:p>-1</text:p>
          </table:table-cell>
          <table:table-cell office:value-type="float" office:value="19200" calcext:value-type="float">
            <text:p>19200</text:p>
          </table:table-cell>
          <table:table-cell office:value-type="float" office:value="-1" calcext:value-type="float">
            <text:p>-1</text:p>
          </table:table-cell>
          <table:table-cell office:value-type="float" office:value="19200" calcext:value-type="float">
            <text:p>19200</text:p>
          </table:table-cell>
          <table:table-cell office:value-type="float" office:value="5.844" calcext:value-type="float">
            <text:p>5.844</text:p>
          </table:table-cell>
          <table:table-cell table:number-columns-repeated="2"/>
          <table:table-cell table:formula="of:=[.P49]/[.H49]" office:value-type="float" office:value="449.538461538462" calcext:value-type="float">
            <text:p>449.54</text:p>
          </table:table-cell>
          <table:table-cell table:formula="of:=[.P49]/[.J49]" office:value-type="float" office:value="3.90641711229947" calcext:value-type="float">
            <text:p>3.91</text:p>
          </table:table-cell>
        </table:table-row>
        <table:table-row table:style-name="ro2">
          <table:table-cell office:value-type="float" office:value="20800" calcext:value-type="float">
            <text:p>20800</text:p>
          </table:table-cell>
          <table:table-cell office:value-type="float" office:value="-1" calcext:value-type="float">
            <text:p>-1</text:p>
          </table:table-cell>
          <table:table-cell office:value-type="float" office:value="20800" calcext:value-type="float">
            <text:p>20800</text:p>
          </table:table-cell>
          <table:table-cell office:value-type="float" office:value="-1" calcext:value-type="float">
            <text:p>-1</text:p>
          </table:table-cell>
          <table:table-cell office:value-type="float" office:value="20800" calcext:value-type="float">
            <text:p>20800</text:p>
          </table:table-cell>
          <table:table-cell office:value-type="float" office:value="-1" calcext:value-type="float">
            <text:p>-1</text:p>
          </table:table-cell>
          <table:table-cell office:value-type="float" office:value="20800" calcext:value-type="float">
            <text:p>20800</text:p>
          </table:table-cell>
          <table:table-cell office:value-type="float" office:value="0.012" calcext:value-type="float">
            <text:p>0.012</text:p>
          </table:table-cell>
          <table:table-cell office:value-type="float" office:value="20800" calcext:value-type="float">
            <text:p>20800</text:p>
          </table:table-cell>
          <table:table-cell office:value-type="float" office:value="1.29" calcext:value-type="float">
            <text:p>1.29</text:p>
          </table:table-cell>
          <table:table-cell office:value-type="float" office:value="20800" calcext:value-type="float">
            <text:p>20800</text:p>
          </table:table-cell>
          <table:table-cell office:value-type="float" office:value="-1" calcext:value-type="float">
            <text:p>-1</text:p>
          </table:table-cell>
          <table:table-cell office:value-type="float" office:value="20800" calcext:value-type="float">
            <text:p>20800</text:p>
          </table:table-cell>
          <table:table-cell office:value-type="float" office:value="-1" calcext:value-type="float">
            <text:p>-1</text:p>
          </table:table-cell>
          <table:table-cell office:value-type="float" office:value="20800" calcext:value-type="float">
            <text:p>20800</text:p>
          </table:table-cell>
          <table:table-cell office:value-type="float" office:value="6.391" calcext:value-type="float">
            <text:p>6.391</text:p>
          </table:table-cell>
          <table:table-cell table:number-columns-repeated="2"/>
          <table:table-cell table:formula="of:=[.P50]/[.H50]" office:value-type="float" office:value="532.583333333333" calcext:value-type="float">
            <text:p>532.58</text:p>
          </table:table-cell>
          <table:table-cell table:formula="of:=[.P50]/[.J50]" office:value-type="float" office:value="4.95426356589147" calcext:value-type="float">
            <text:p>4.95</text:p>
          </table:table-cell>
        </table:table-row>
        <table:table-row table:style-name="ro2">
          <table:table-cell office:value-type="float" office:value="22400" calcext:value-type="float">
            <text:p>22400</text:p>
          </table:table-cell>
          <table:table-cell office:value-type="float" office:value="-1" calcext:value-type="float">
            <text:p>-1</text:p>
          </table:table-cell>
          <table:table-cell office:value-type="float" office:value="22400" calcext:value-type="float">
            <text:p>22400</text:p>
          </table:table-cell>
          <table:table-cell office:value-type="float" office:value="-1" calcext:value-type="float">
            <text:p>-1</text:p>
          </table:table-cell>
          <table:table-cell office:value-type="float" office:value="22400" calcext:value-type="float">
            <text:p>22400</text:p>
          </table:table-cell>
          <table:table-cell office:value-type="float" office:value="-1" calcext:value-type="float">
            <text:p>-1</text:p>
          </table:table-cell>
          <table:table-cell office:value-type="float" office:value="22400" calcext:value-type="float">
            <text:p>22400</text:p>
          </table:table-cell>
          <table:table-cell office:value-type="float" office:value="0.017" calcext:value-type="float">
            <text:p>0.017</text:p>
          </table:table-cell>
          <table:table-cell office:value-type="float" office:value="22400" calcext:value-type="float">
            <text:p>22400</text:p>
          </table:table-cell>
          <table:table-cell office:value-type="float" office:value="1.598" calcext:value-type="float">
            <text:p>1.598</text:p>
          </table:table-cell>
          <table:table-cell office:value-type="float" office:value="22400" calcext:value-type="float">
            <text:p>22400</text:p>
          </table:table-cell>
          <table:table-cell office:value-type="float" office:value="-1" calcext:value-type="float">
            <text:p>-1</text:p>
          </table:table-cell>
          <table:table-cell office:value-type="float" office:value="22400" calcext:value-type="float">
            <text:p>22400</text:p>
          </table:table-cell>
          <table:table-cell office:value-type="float" office:value="-1" calcext:value-type="float">
            <text:p>-1</text:p>
          </table:table-cell>
          <table:table-cell office:value-type="float" office:value="22400" calcext:value-type="float">
            <text:p>22400</text:p>
          </table:table-cell>
          <table:table-cell office:value-type="float" office:value="8.308" calcext:value-type="float">
            <text:p>8.308</text:p>
          </table:table-cell>
          <table:table-cell table:number-columns-repeated="2"/>
          <table:table-cell table:formula="of:=[.P51]/[.H51]" office:value-type="float" office:value="488.705882352941" calcext:value-type="float">
            <text:p>488.71</text:p>
          </table:table-cell>
          <table:table-cell table:formula="of:=[.P51]/[.J51]" office:value-type="float" office:value="5.19899874843554" calcext:value-type="float">
            <text:p>5.20</text:p>
          </table:table-cell>
        </table:table-row>
        <table:table-row table:style-name="ro2">
          <table:table-cell office:value-type="float" office:value="24000" calcext:value-type="float">
            <text:p>24000</text:p>
          </table:table-cell>
          <table:table-cell office:value-type="float" office:value="-1" calcext:value-type="float">
            <text:p>-1</text:p>
          </table:table-cell>
          <table:table-cell office:value-type="float" office:value="24000" calcext:value-type="float">
            <text:p>24000</text:p>
          </table:table-cell>
          <table:table-cell office:value-type="float" office:value="-1" calcext:value-type="float">
            <text:p>-1</text:p>
          </table:table-cell>
          <table:table-cell office:value-type="float" office:value="24000" calcext:value-type="float">
            <text:p>24000</text:p>
          </table:table-cell>
          <table:table-cell office:value-type="float" office:value="-1" calcext:value-type="float">
            <text:p>-1</text:p>
          </table:table-cell>
          <table:table-cell office:value-type="float" office:value="24000" calcext:value-type="float">
            <text:p>24000</text:p>
          </table:table-cell>
          <table:table-cell office:value-type="float" office:value="0.017" calcext:value-type="float">
            <text:p>0.017</text:p>
          </table:table-cell>
          <table:table-cell office:value-type="float" office:value="24000" calcext:value-type="float">
            <text:p>24000</text:p>
          </table:table-cell>
          <table:table-cell office:value-type="float" office:value="1.525" calcext:value-type="float">
            <text:p>1.525</text:p>
          </table:table-cell>
          <table:table-cell office:value-type="float" office:value="24000" calcext:value-type="float">
            <text:p>24000</text:p>
          </table:table-cell>
          <table:table-cell office:value-type="float" office:value="-1" calcext:value-type="float">
            <text:p>-1</text:p>
          </table:table-cell>
          <table:table-cell office:value-type="float" office:value="24000" calcext:value-type="float">
            <text:p>24000</text:p>
          </table:table-cell>
          <table:table-cell office:value-type="float" office:value="-1" calcext:value-type="float">
            <text:p>-1</text:p>
          </table:table-cell>
          <table:table-cell office:value-type="float" office:value="24000" calcext:value-type="float">
            <text:p>24000</text:p>
          </table:table-cell>
          <table:table-cell office:value-type="float" office:value="8.242" calcext:value-type="float">
            <text:p>8.242</text:p>
          </table:table-cell>
          <table:table-cell table:number-columns-repeated="2"/>
          <table:table-cell table:formula="of:=[.P52]/[.H52]" office:value-type="float" office:value="484.823529411765" calcext:value-type="float">
            <text:p>484.82</text:p>
          </table:table-cell>
          <table:table-cell table:formula="of:=[.P52]/[.J52]" office:value-type="float" office:value="5.40459016393443" calcext:value-type="float">
            <text:p>5.40</text:p>
          </table:table-cell>
        </table:table-row>
        <table:table-row table:style-name="ro2">
          <table:table-cell office:value-type="float" office:value="25600" calcext:value-type="float">
            <text:p>25600</text:p>
          </table:table-cell>
          <table:table-cell office:value-type="float" office:value="-1" calcext:value-type="float">
            <text:p>-1</text:p>
          </table:table-cell>
          <table:table-cell office:value-type="float" office:value="25600" calcext:value-type="float">
            <text:p>25600</text:p>
          </table:table-cell>
          <table:table-cell office:value-type="float" office:value="-1" calcext:value-type="float">
            <text:p>-1</text:p>
          </table:table-cell>
          <table:table-cell office:value-type="float" office:value="25600" calcext:value-type="float">
            <text:p>25600</text:p>
          </table:table-cell>
          <table:table-cell office:value-type="float" office:value="-1" calcext:value-type="float">
            <text:p>-1</text:p>
          </table:table-cell>
          <table:table-cell office:value-type="float" office:value="25600" calcext:value-type="float">
            <text:p>25600</text:p>
          </table:table-cell>
          <table:table-cell office:value-type="float" office:value="0.021" calcext:value-type="float">
            <text:p>0.021</text:p>
          </table:table-cell>
          <table:table-cell office:value-type="float" office:value="25600" calcext:value-type="float">
            <text:p>25600</text:p>
          </table:table-cell>
          <table:table-cell office:value-type="float" office:value="2.145" calcext:value-type="float">
            <text:p>2.145</text:p>
          </table:table-cell>
          <table:table-cell office:value-type="float" office:value="25600" calcext:value-type="float">
            <text:p>25600</text:p>
          </table:table-cell>
          <table:table-cell office:value-type="float" office:value="-1" calcext:value-type="float">
            <text:p>-1</text:p>
          </table:table-cell>
          <table:table-cell office:value-type="float" office:value="25600" calcext:value-type="float">
            <text:p>25600</text:p>
          </table:table-cell>
          <table:table-cell office:value-type="float" office:value="-1" calcext:value-type="float">
            <text:p>-1</text:p>
          </table:table-cell>
          <table:table-cell office:value-type="float" office:value="25600" calcext:value-type="float">
            <text:p>25600</text:p>
          </table:table-cell>
          <table:table-cell office:value-type="float" office:value="18.534" calcext:value-type="float">
            <text:p>18.534</text:p>
          </table:table-cell>
          <table:table-cell table:number-columns-repeated="2"/>
          <table:table-cell table:formula="of:=[.P53]/[.H53]" office:value-type="float" office:value="882.571428571428" calcext:value-type="float">
            <text:p>882.57</text:p>
          </table:table-cell>
          <table:table-cell table:formula="of:=[.P53]/[.J53]" office:value-type="float" office:value="8.64055944055944" calcext:value-type="float">
            <text:p>8.64</text:p>
          </table:table-cell>
        </table:table-row>
        <table:table-row table:style-name="ro2">
          <table:table-cell office:value-type="float" office:value="27200" calcext:value-type="float">
            <text:p>27200</text:p>
          </table:table-cell>
          <table:table-cell office:value-type="float" office:value="-1" calcext:value-type="float">
            <text:p>-1</text:p>
          </table:table-cell>
          <table:table-cell office:value-type="float" office:value="27200" calcext:value-type="float">
            <text:p>27200</text:p>
          </table:table-cell>
          <table:table-cell office:value-type="float" office:value="-1" calcext:value-type="float">
            <text:p>-1</text:p>
          </table:table-cell>
          <table:table-cell office:value-type="float" office:value="27200" calcext:value-type="float">
            <text:p>27200</text:p>
          </table:table-cell>
          <table:table-cell office:value-type="float" office:value="-1" calcext:value-type="float">
            <text:p>-1</text:p>
          </table:table-cell>
          <table:table-cell office:value-type="float" office:value="27200" calcext:value-type="float">
            <text:p>27200</text:p>
          </table:table-cell>
          <table:table-cell office:value-type="float" office:value="0.024" calcext:value-type="float">
            <text:p>0.024</text:p>
          </table:table-cell>
          <table:table-cell office:value-type="float" office:value="27200" calcext:value-type="float">
            <text:p>27200</text:p>
          </table:table-cell>
          <table:table-cell office:value-type="float" office:value="2.035" calcext:value-type="float">
            <text:p>2.035</text:p>
          </table:table-cell>
          <table:table-cell office:value-type="float" office:value="27200" calcext:value-type="float">
            <text:p>27200</text:p>
          </table:table-cell>
          <table:table-cell office:value-type="float" office:value="-1" calcext:value-type="float">
            <text:p>-1</text:p>
          </table:table-cell>
          <table:table-cell office:value-type="float" office:value="27200" calcext:value-type="float">
            <text:p>27200</text:p>
          </table:table-cell>
          <table:table-cell office:value-type="float" office:value="-1" calcext:value-type="float">
            <text:p>-1</text:p>
          </table:table-cell>
          <table:table-cell office:value-type="float" office:value="27200" calcext:value-type="float">
            <text:p>27200</text:p>
          </table:table-cell>
          <table:table-cell office:value-type="float" office:value="12.174" calcext:value-type="float">
            <text:p>12.174</text:p>
          </table:table-cell>
          <table:table-cell table:number-columns-repeated="2"/>
          <table:table-cell table:formula="of:=[.P54]/[.H54]" office:value-type="float" office:value="507.25" calcext:value-type="float">
            <text:p>507.25</text:p>
          </table:table-cell>
          <table:table-cell table:formula="of:=[.P54]/[.J54]" office:value-type="float" office:value="5.98230958230958" calcext:value-type="float">
            <text:p>5.98</text:p>
          </table:table-cell>
        </table:table-row>
        <table:table-row table:style-name="ro2">
          <table:table-cell office:value-type="float" office:value="28800" calcext:value-type="float">
            <text:p>28800</text:p>
          </table:table-cell>
          <table:table-cell office:value-type="float" office:value="-1" calcext:value-type="float">
            <text:p>-1</text:p>
          </table:table-cell>
          <table:table-cell office:value-type="float" office:value="28800" calcext:value-type="float">
            <text:p>28800</text:p>
          </table:table-cell>
          <table:table-cell office:value-type="float" office:value="-1" calcext:value-type="float">
            <text:p>-1</text:p>
          </table:table-cell>
          <table:table-cell office:value-type="float" office:value="28800" calcext:value-type="float">
            <text:p>28800</text:p>
          </table:table-cell>
          <table:table-cell office:value-type="float" office:value="-1" calcext:value-type="float">
            <text:p>-1</text:p>
          </table:table-cell>
          <table:table-cell office:value-type="float" office:value="28800" calcext:value-type="float">
            <text:p>28800</text:p>
          </table:table-cell>
          <table:table-cell office:value-type="float" office:value="0.024" calcext:value-type="float">
            <text:p>0.024</text:p>
          </table:table-cell>
          <table:table-cell office:value-type="float" office:value="28800" calcext:value-type="float">
            <text:p>28800</text:p>
          </table:table-cell>
          <table:table-cell office:value-type="float" office:value="2.478" calcext:value-type="float">
            <text:p>2.478</text:p>
          </table:table-cell>
          <table:table-cell office:value-type="float" office:value="28800" calcext:value-type="float">
            <text:p>28800</text:p>
          </table:table-cell>
          <table:table-cell office:value-type="float" office:value="-1" calcext:value-type="float">
            <text:p>-1</text:p>
          </table:table-cell>
          <table:table-cell office:value-type="float" office:value="28800" calcext:value-type="float">
            <text:p>28800</text:p>
          </table:table-cell>
          <table:table-cell office:value-type="float" office:value="-1" calcext:value-type="float">
            <text:p>-1</text:p>
          </table:table-cell>
          <table:table-cell office:value-type="float" office:value="28800" calcext:value-type="float">
            <text:p>28800</text:p>
          </table:table-cell>
          <table:table-cell office:value-type="float" office:value="16.653" calcext:value-type="float">
            <text:p>16.653</text:p>
          </table:table-cell>
          <table:table-cell table:number-columns-repeated="2"/>
          <table:table-cell table:formula="of:=[.P55]/[.H55]" office:value-type="float" office:value="693.875" calcext:value-type="float">
            <text:p>693.88</text:p>
          </table:table-cell>
          <table:table-cell table:formula="of:=[.P55]/[.J55]" office:value-type="float" office:value="6.72033898305085" calcext:value-type="float">
            <text:p>6.72</text:p>
          </table:table-cell>
        </table:table-row>
        <table:table-row table:style-name="ro2">
          <table:table-cell office:value-type="float" office:value="30400" calcext:value-type="float">
            <text:p>30400</text:p>
          </table:table-cell>
          <table:table-cell office:value-type="float" office:value="-1" calcext:value-type="float">
            <text:p>-1</text:p>
          </table:table-cell>
          <table:table-cell office:value-type="float" office:value="30400" calcext:value-type="float">
            <text:p>30400</text:p>
          </table:table-cell>
          <table:table-cell office:value-type="float" office:value="-1" calcext:value-type="float">
            <text:p>-1</text:p>
          </table:table-cell>
          <table:table-cell office:value-type="float" office:value="30400" calcext:value-type="float">
            <text:p>30400</text:p>
          </table:table-cell>
          <table:table-cell office:value-type="float" office:value="-1" calcext:value-type="float">
            <text:p>-1</text:p>
          </table:table-cell>
          <table:table-cell office:value-type="float" office:value="30400" calcext:value-type="float">
            <text:p>30400</text:p>
          </table:table-cell>
          <table:table-cell office:value-type="float" office:value="0.022" calcext:value-type="float">
            <text:p>0.022</text:p>
          </table:table-cell>
          <table:table-cell office:value-type="float" office:value="30400" calcext:value-type="float">
            <text:p>30400</text:p>
          </table:table-cell>
          <table:table-cell office:value-type="float" office:value="2.745" calcext:value-type="float">
            <text:p>2.745</text:p>
          </table:table-cell>
          <table:table-cell office:value-type="float" office:value="30400" calcext:value-type="float">
            <text:p>30400</text:p>
          </table:table-cell>
          <table:table-cell office:value-type="float" office:value="-1" calcext:value-type="float">
            <text:p>-1</text:p>
          </table:table-cell>
          <table:table-cell office:value-type="float" office:value="30400" calcext:value-type="float">
            <text:p>30400</text:p>
          </table:table-cell>
          <table:table-cell office:value-type="float" office:value="-1" calcext:value-type="float">
            <text:p>-1</text:p>
          </table:table-cell>
          <table:table-cell office:value-type="float" office:value="30400" calcext:value-type="float">
            <text:p>30400</text:p>
          </table:table-cell>
          <table:table-cell office:value-type="float" office:value="19.968" calcext:value-type="float">
            <text:p>19.968</text:p>
          </table:table-cell>
          <table:table-cell table:number-columns-repeated="2"/>
          <table:table-cell table:formula="of:=[.P56]/[.H56]" office:value-type="float" office:value="907.636363636364" calcext:value-type="float">
            <text:p>907.64</text:p>
          </table:table-cell>
          <table:table-cell table:formula="of:=[.P56]/[.J56]" office:value-type="float" office:value="7.27431693989071" calcext:value-type="float">
            <text:p>7.27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4" office:value-type="string" calcext:value-type="string">
            <text:p>Average</text:p>
          </table:table-cell>
          <table:table-cell table:style-name="ce4"/>
          <table:table-cell table:style-name="ce6" table:formula="of:=AVERAGE([.S47:.S56])" office:value-type="float" office:value="572.997389783419" calcext:value-type="float">
            <text:p>573.00</text:p>
          </table:table-cell>
          <table:table-cell table:style-name="ce6" table:formula="of:=AVERAGE([.T47:.T56])" office:value-type="float" office:value="5.70814525875302" calcext:value-type="float">
            <text:p>5.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 style:data-style-name="N2" text:time-value="14:03:09.6663887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2T14:08:00.845541909</dc:date>
    <meta:editing-duration>PT1H22M21S</meta:editing-duration>
    <meta:editing-cycles>10</meta:editing-cycles>
    <meta:generator>LibreOffice/5.1.6.2$Linux_X86_64 LibreOffice_project/10m0$Build-2</meta:generator>
    <meta:document-statistic meta:table-count="1" meta:cell-count="987" meta:object-count="0"/>
  </office:meta>
</office:document-meta>
</file>